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나눔고딕" svg:font-family="나눔고딕" style:font-pitch="variable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</office:font-face-decls>
  <office:automatic-styles>
    <style:style style:name="표1" style:family="table" style:master-page-name="MP0">
      <style:table-properties style:width="17.381cm" style:page-number="auto" table:align="center"/>
    </style:style>
    <style:style style:name="표1.A" style:family="table-column">
      <style:table-column-properties style:column-width="17.381cm"/>
    </style:style>
    <style:style style:name="표1.1" style:family="table-row">
      <style:table-row-properties style:min-row-height="1.369cm"/>
    </style:style>
    <style:style style:name="표1.A1" style:family="table-cell">
      <style:table-cell-properties fo:padding-left="0.191cm" fo:padding-right="0.191cm" fo:padding-top="0cm" fo:padding-bottom="0cm" fo:border="none" style:writing-mode="lr-tb"/>
    </style:style>
    <style:style style:name="표2" style:family="table">
      <style:table-properties style:width="16.958cm" fo:margin-left="0cm" table:align="left"/>
    </style:style>
    <style:style style:name="표2.A" style:family="table-column">
      <style:table-column-properties style:column-width="16.958cm"/>
    </style:style>
    <style:style style:name="표2.1" style:family="table-row">
      <style:table-row-properties style:min-row-height="0.236cm"/>
    </style:style>
    <style:style style:name="표2.A1" style:family="table-cell">
      <style:table-cell-properties style:vertical-align="middle" fo:background-color="#9cc2e5" fo:padding-left="0.191cm" fo:padding-right="0.191cm" fo:padding-top="0cm" fo:padding-bottom="0cm" fo:border="none" style:writing-mode="lr-tb">
        <style:background-image/>
      </style:table-cell-properties>
    </style:style>
    <style:style style:name="표2.2" style:family="table-row">
      <style:table-row-properties style:min-row-height="1.233cm"/>
    </style:style>
    <style:style style:name="표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표2.3" style:family="table-row">
      <style:table-row-properties style:min-row-height="0.113cm"/>
    </style:style>
    <style:style style:name="표4" style:family="table">
      <style:table-properties style:width="16.838cm" table:align="center"/>
    </style:style>
    <style:style style:name="표4.A" style:family="table-column">
      <style:table-column-properties style:column-width="5.491cm"/>
    </style:style>
    <style:style style:name="표4.B" style:family="table-column">
      <style:table-column-properties style:column-width="5.71cm"/>
    </style:style>
    <style:style style:name="표4.C" style:family="table-column">
      <style:table-column-properties style:column-width="5.637cm"/>
    </style:style>
    <style:style style:name="표4.1" style:family="table-row">
      <style:table-row-properties style:min-row-height="0.751cm"/>
    </style:style>
    <style:style style:name="표4.A1" style:family="table-cell">
      <style:table-cell-properties style:vertical-align="middle" fo:background-color="#cedeef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4.A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B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.C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1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1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1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2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2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2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3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3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3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A3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B3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4.C3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" style:family="table">
      <style:table-properties style:width="16.838cm" table:align="center"/>
    </style:style>
    <style:style style:name="표3.A" style:family="table-column">
      <style:table-column-properties style:column-width="5.491cm"/>
    </style:style>
    <style:style style:name="표3.B" style:family="table-column">
      <style:table-column-properties style:column-width="5.71cm"/>
    </style:style>
    <style:style style:name="표3.C" style:family="table-column">
      <style:table-column-properties style:column-width="5.637cm"/>
    </style:style>
    <style:style style:name="표3.1" style:family="table-row">
      <style:table-row-properties style:min-row-height="0.751cm"/>
    </style:style>
    <style:style style:name="표3.A1" style:family="table-cell">
      <style:table-cell-properties style:vertical-align="middle" fo:background-color="#cedeef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3.A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C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B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B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B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B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B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B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A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B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3.C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" style:family="table">
      <style:table-properties style:width="16.838cm" table:align="center"/>
    </style:style>
    <style:style style:name="표5.A" style:family="table-column">
      <style:table-column-properties style:column-width="2.293cm"/>
    </style:style>
    <style:style style:name="표5.B" style:family="table-column">
      <style:table-column-properties style:column-width="2.316cm"/>
    </style:style>
    <style:style style:name="표5.C" style:family="table-column">
      <style:table-column-properties style:column-width="3.395cm"/>
    </style:style>
    <style:style style:name="표5.D" style:family="table-column">
      <style:table-column-properties style:column-width="7.497cm"/>
    </style:style>
    <style:style style:name="표5.E" style:family="table-column">
      <style:table-column-properties style:column-width="1.337cm"/>
    </style:style>
    <style:style style:name="표5.1" style:family="table-row">
      <style:table-row-properties style:min-row-height="0.751cm"/>
    </style:style>
    <style:style style:name="표5.A1" style:family="table-cell">
      <style:table-cell-properties style:vertical-align="middle" fo:background-color="#cedeef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5.C1" style:family="table-cell">
      <style:table-cell-properties style:vertical-align="middle" fo:background-color="#cedeef" fo:padding-left="0.18cm" fo:padding-right="0.18cm" fo:padding-top="0.049cm" fo:padding-bottom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5.A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2" style:family="table-cell">
      <style:table-cell-properties style:vertical-align="middle" fo:padding-left="0.18cm" fo:padding-right="0.18cm" fo:padding-top="0.049cm" fo:padding-bottom="0.049cm" fo:border-left="0.25pt solid #000000" fo:border-right="none" fo:border-top="0.25pt solid #000000" fo:border-bottom="0.25pt solid #000000" style:writing-mode="lr-tb"/>
    </style:style>
    <style:style style:name="표5.D2" style:family="table-cell">
      <style:table-cell-properties style:vertical-align="middle" fo:padding-left="0.18cm" fo:padding-right="0.18cm" fo:padding-top="0.049cm" fo:padding-bottom="0.049cm" fo:border-left="0.25pt solid #000000" fo:border-right="none" fo:border-top="0.25pt solid #000000" fo:border-bottom="0.25pt solid #000000" style:writing-mode="lr-tb"/>
    </style:style>
    <style:style style:name="표5.E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B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5.C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2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2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1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1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1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1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1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2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2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2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2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2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2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2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3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3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3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3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3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A3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B3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5.C3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D3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5.E3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" style:family="table">
      <style:table-properties style:width="16.838cm" table:align="center"/>
    </style:style>
    <style:style style:name="표6.A" style:family="table-column">
      <style:table-column-properties style:column-width="2.293cm"/>
    </style:style>
    <style:style style:name="표6.B" style:family="table-column">
      <style:table-column-properties style:column-width="2.316cm"/>
    </style:style>
    <style:style style:name="표6.C" style:family="table-column">
      <style:table-column-properties style:column-width="3.395cm"/>
    </style:style>
    <style:style style:name="표6.D" style:family="table-column">
      <style:table-column-properties style:column-width="7.497cm"/>
    </style:style>
    <style:style style:name="표6.E" style:family="table-column">
      <style:table-column-properties style:column-width="1.337cm"/>
    </style:style>
    <style:style style:name="표6.1" style:family="table-row">
      <style:table-row-properties style:min-row-height="0.751cm"/>
    </style:style>
    <style:style style:name="표6.A1" style:family="table-cell">
      <style:table-cell-properties style:vertical-align="middle" fo:background-color="#cedeef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6.C1" style:family="table-cell">
      <style:table-cell-properties style:vertical-align="middle" fo:background-color="#cedeef" fo:padding-left="0.18cm" fo:padding-right="0.18cm" fo:padding-top="0.049cm" fo:padding-bottom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6.A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C2" style:family="table-cell">
      <style:table-cell-properties style:vertical-align="middle" fo:padding-left="0.18cm" fo:padding-right="0.18cm" fo:padding-top="0.049cm" fo:padding-bottom="0.049cm" fo:border-left="0.25pt solid #000000" fo:border-right="none" fo:border-top="0.25pt solid #000000" fo:border-bottom="0.25pt solid #000000" style:writing-mode="lr-tb"/>
    </style:style>
    <style:style style:name="표6.D2" style:family="table-cell">
      <style:table-cell-properties style:vertical-align="middle" fo:padding-left="0.18cm" fo:padding-right="0.18cm" fo:padding-top="0.049cm" fo:padding-bottom="0.049cm" fo:border-left="0.25pt solid #000000" fo:border-right="none" fo:border-top="0.25pt solid #000000" fo:border-bottom="0.25pt solid #000000" style:writing-mode="lr-tb"/>
    </style:style>
    <style:style style:name="표6.E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8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8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9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9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0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0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6.B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1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1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B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2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2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2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B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3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3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B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4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4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B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5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5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B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6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6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A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B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표6.C1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D17" style:family="table-cell">
      <style:table-cell-properties style:vertical-align="middle" fo:padding-left="0.18cm" fo:padding-right="0.18cm" fo:padding-top="0.049cm" fo:padding-bottom="0.049cm" fo:border-left="0.25pt solid #000000" fo:border-right="none" fo:border-top="none" fo:border-bottom="0.25pt solid #000000" style:writing-mode="lr-tb"/>
    </style:style>
    <style:style style:name="표6.E17" style:family="table-cell">
      <style:table-cell-properties style:vertical-align="middle" fo:padding-left="0.18cm" fo:padding-right="0.18cm" fo:padding-top="0.049cm" fo:padding-bottom="0.049cm" fo:border-left="0.25pt solid #000000" fo:border-right="0.25pt solid #000000" fo:border-top="none" fo:border-bottom="0.25pt solid #000000" style:writing-mode="lr-tb"/>
    </style:style>
    <style:style style:name="P1" style:family="paragraph" style:parent-style-name="표준">
      <style:paragraph-properties fo:margin-top="0cm" fo:margin-bottom="0cm" loext:contextual-spacing="false" fo:line-height="100%" fo:break-before="page"/>
      <style:text-properties fo:color="#000000" style:font-name="HY헤드라인M" fo:font-size="1pt" fo:font-weight="bold" style:letter-kerning="false" style:font-name-asian="HY헤드라인M" style:font-size-asian="1pt" style:font-weight-asian="bold" style:font-name-complex="굴림" style:font-size-complex="1pt"/>
    </style:style>
    <style:style style:name="P2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8pt" fo:font-weight="bold" style:letter-kerning="false" style:font-name-asian="HY헤드라인M" style:font-size-asian="18pt" style:font-weight-asian="bold" style:font-name-complex="굴림" style:font-size-complex="18pt"/>
    </style:style>
    <style:style style:name="P3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pt" fo:font-weight="bold" style:letter-kerning="false" style:font-name-asian="HY헤드라인M" style:font-size-asian="1pt" style:font-weight-asian="bold" style:font-name-complex="굴림" style:font-size-complex="1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042b0" officeooo:paragraph-rsid="006042b0" style:letter-kerning="false" style:font-name-asian="굴림" style:font-name-complex="굴림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042b0" officeooo:paragraph-rsid="007a8807" style:letter-kerning="false" style:font-name-asian="굴림" style:font-name-complex="굴림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042b0" officeooo:paragraph-rsid="008d029d" style:letter-kerning="false" style:font-name-asian="굴림" style:font-name-complex="굴림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042b0" officeooo:paragraph-rsid="009abe90" style:letter-kerning="false" style:font-name-asian="굴림" style:font-name-complex="굴림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a7a89" officeooo:paragraph-rsid="009a7a89" style:letter-kerning="false" style:font-name-asian="굴림" style:font-name-complex="굴림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a7a89" officeooo:paragraph-rsid="00b01db1" style:letter-kerning="false" style:font-name-asian="굴림" style:font-name-complex="굴림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abe90" officeooo:paragraph-rsid="009abe90" style:letter-kerning="false" style:font-name-asian="굴림" style:font-name-complex="굴림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abe90" officeooo:paragraph-rsid="00af4d24" style:letter-kerning="false" style:font-name-asian="굴림" style:font-name-complex="굴림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aee0e" officeooo:paragraph-rsid="009aee0e" style:letter-kerning="false" style:font-name-asian="굴림" style:font-name-complex="굴림" style:font-size-complex="10pt"/>
    </style:style>
    <style:style style:name="P13" style:family="paragraph" style:parent-style-name="Standard">
      <style:text-properties officeooo:paragraph-rsid="006d6916"/>
    </style:style>
    <style:style style:name="P14" style:family="paragraph" style:parent-style-name="Standard">
      <style:text-properties officeooo:paragraph-rsid="007a8807"/>
    </style:style>
    <style:style style:name="P15" style:family="paragraph" style:parent-style-name="Standard">
      <style:text-properties officeooo:paragraph-rsid="007bed2b"/>
    </style:style>
    <style:style style:name="P16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8pt" fo:font-weight="bold" officeooo:rsid="0039a612" officeooo:paragraph-rsid="0039a612" style:letter-kerning="false" style:font-name-asian="HY헤드라인M" style:font-size-asian="18pt" style:font-weight-asian="bold" style:font-name-complex="굴림" style:font-size-complex="18pt"/>
    </style:style>
    <style:style style:name="P17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0a21d7" officeooo:paragraph-rsid="000a21d7" style:letter-kerning="false" style:font-name-asian="굴림" style:font-name-complex="굴림" style:font-size-complex="10pt"/>
    </style:style>
    <style:style style:name="P18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0a21d7" officeooo:paragraph-rsid="007a8807" style:letter-kerning="false" style:font-name-asian="굴림" style:font-name-complex="굴림" style:font-size-complex="10pt"/>
    </style:style>
    <style:style style:name="P1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dc24d" officeooo:paragraph-rsid="005dc24d" style:letter-kerning="false" style:font-name-asian="굴림" style:font-name-complex="굴림" style:font-size-complex="10pt"/>
    </style:style>
    <style:style style:name="P20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dc24d" officeooo:paragraph-rsid="00634c7c" style:letter-kerning="false" style:font-name-asian="굴림" style:font-name-complex="굴림" style:font-size-complex="10pt"/>
    </style:style>
    <style:style style:name="P2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dc24d" officeooo:paragraph-rsid="006d6916" style:letter-kerning="false" style:font-name-asian="굴림" style:font-name-complex="굴림" style:font-size-complex="10pt"/>
    </style:style>
    <style:style style:name="P22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dc24d" officeooo:paragraph-rsid="007a8807" style:letter-kerning="false" style:font-name-asian="굴림" style:font-name-complex="굴림" style:font-size-complex="10pt"/>
    </style:style>
    <style:style style:name="P23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dc24d" officeooo:paragraph-rsid="007bed2b" style:letter-kerning="false" style:font-name-asian="굴림" style:font-name-complex="굴림" style:font-size-complex="10pt"/>
    </style:style>
    <style:style style:name="P24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eb7f0" officeooo:paragraph-rsid="005eb7f0" style:letter-kerning="false" style:font-name-asian="굴림" style:font-name-complex="굴림" style:font-size-complex="10pt"/>
    </style:style>
    <style:style style:name="P25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5eb7f0" officeooo:paragraph-rsid="006d6916" style:letter-kerning="false" style:font-name-asian="굴림" style:font-name-complex="굴림" style:font-size-complex="10pt"/>
    </style:style>
    <style:style style:name="P26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5eb7f0" officeooo:paragraph-rsid="007a8807" style:letter-kerning="false" style:font-name-asian="굴림" style:font-name-complex="굴림" style:font-size-complex="10pt"/>
    </style:style>
    <style:style style:name="P27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5eb7f0" officeooo:paragraph-rsid="007bed2b" style:letter-kerning="false" style:font-name-asian="굴림" style:font-name-complex="굴림" style:font-size-complex="10pt"/>
    </style:style>
    <style:style style:name="P28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042b0" officeooo:paragraph-rsid="006042b0" style:letter-kerning="false" style:font-name-asian="굴림" style:font-name-complex="굴림" style:font-size-complex="10pt"/>
    </style:style>
    <style:style style:name="P29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042b0" officeooo:paragraph-rsid="007a8807" style:letter-kerning="false" style:font-name-asian="굴림" style:font-name-complex="굴림" style:font-size-complex="10pt"/>
    </style:style>
    <style:style style:name="P30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5cd63" officeooo:paragraph-rsid="0065cd63" style:letter-kerning="false" style:font-name-asian="굴림" style:font-name-complex="굴림" style:font-size-complex="10pt"/>
    </style:style>
    <style:style style:name="P3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5cd63" officeooo:paragraph-rsid="007a8807" style:letter-kerning="false" style:font-name-asian="굴림" style:font-name-complex="굴림" style:font-size-complex="10pt"/>
    </style:style>
    <style:style style:name="P32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5cd63" officeooo:paragraph-rsid="008b9aa2" style:letter-kerning="false" style:font-name-asian="굴림" style:font-name-complex="굴림" style:font-size-complex="10pt"/>
    </style:style>
    <style:style style:name="P33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5cd63" officeooo:paragraph-rsid="007a8807" style:letter-kerning="false" style:font-name-asian="굴림" style:font-name-complex="굴림" style:font-size-complex="10pt"/>
    </style:style>
    <style:style style:name="P34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5cd63" officeooo:paragraph-rsid="008d8375" style:letter-kerning="false" style:font-name-asian="굴림" style:font-name-complex="굴림" style:font-size-complex="10pt"/>
    </style:style>
    <style:style style:name="P35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5efdf" officeooo:paragraph-rsid="0065efdf" style:letter-kerning="false" style:font-name-asian="굴림" style:font-name-complex="굴림" style:font-size-complex="10pt"/>
    </style:style>
    <style:style style:name="P36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5efdf" officeooo:paragraph-rsid="008d8375" style:letter-kerning="false" style:font-name-asian="굴림" style:font-name-complex="굴림" style:font-size-complex="10pt"/>
    </style:style>
    <style:style style:name="P37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5efdf" officeooo:paragraph-rsid="00a5d2db" style:letter-kerning="false" style:font-name-asian="굴림" style:font-name-complex="굴림" style:font-size-complex="10pt"/>
    </style:style>
    <style:style style:name="P38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6f199" officeooo:paragraph-rsid="0066f199" style:letter-kerning="false" style:font-name-asian="굴림" style:font-name-complex="굴림" style:font-size-complex="10pt"/>
    </style:style>
    <style:style style:name="P3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6f199" officeooo:paragraph-rsid="006c2e96" style:letter-kerning="false" style:font-name-asian="굴림" style:font-name-complex="굴림" style:font-size-complex="10pt"/>
    </style:style>
    <style:style style:name="P40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6f199" officeooo:paragraph-rsid="006cb08f" style:letter-kerning="false" style:font-name-asian="굴림" style:font-name-complex="굴림" style:font-size-complex="10pt"/>
    </style:style>
    <style:style style:name="P4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6f199" officeooo:paragraph-rsid="007a8807" style:letter-kerning="false" style:font-name-asian="굴림" style:font-name-complex="굴림" style:font-size-complex="10pt"/>
    </style:style>
    <style:style style:name="P42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6f199" officeooo:paragraph-rsid="007a8807" style:letter-kerning="false" style:font-name-asian="굴림" style:font-name-complex="굴림" style:font-size-complex="10pt"/>
    </style:style>
    <style:style style:name="P43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6f199" officeooo:paragraph-rsid="00a7b90d" style:letter-kerning="false" style:font-name-asian="굴림" style:font-name-complex="굴림" style:font-size-complex="10pt"/>
    </style:style>
    <style:style style:name="P44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7f95" officeooo:paragraph-rsid="006f7f95" style:letter-kerning="false" style:font-name-asian="굴림" style:font-name-complex="굴림" style:font-size-complex="10pt"/>
    </style:style>
    <style:style style:name="P45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7f95" officeooo:paragraph-rsid="007bed2b" style:letter-kerning="false" style:font-name-asian="굴림" style:font-name-complex="굴림" style:font-size-complex="10pt"/>
    </style:style>
    <style:style style:name="P46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7f95" officeooo:paragraph-rsid="007f34db" style:letter-kerning="false" style:font-name-asian="굴림" style:font-name-complex="굴림" style:font-size-complex="10pt"/>
    </style:style>
    <style:style style:name="P47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7f95" officeooo:paragraph-rsid="00b46b80" style:letter-kerning="false" style:font-name-asian="굴림" style:font-name-complex="굴림" style:font-size-complex="10pt"/>
    </style:style>
    <style:style style:name="P48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f7f95" officeooo:paragraph-rsid="007bed2b" style:letter-kerning="false" style:font-name-asian="굴림" style:font-name-complex="굴림" style:font-size-complex="10pt"/>
    </style:style>
    <style:style style:name="P4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9777" officeooo:paragraph-rsid="006f9777" style:letter-kerning="false" style:font-name-asian="굴림" style:font-name-complex="굴림" style:font-size-complex="10pt"/>
    </style:style>
    <style:style style:name="P50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9777" officeooo:paragraph-rsid="007bed2b" style:letter-kerning="false" style:font-name-asian="굴림" style:font-name-complex="굴림" style:font-size-complex="10pt"/>
    </style:style>
    <style:style style:name="P5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9777" officeooo:paragraph-rsid="00820e18" style:letter-kerning="false" style:font-name-asian="굴림" style:font-name-complex="굴림" style:font-size-complex="10pt"/>
    </style:style>
    <style:style style:name="P52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f9777" officeooo:paragraph-rsid="007bed2b" style:letter-kerning="false" style:font-name-asian="굴림" style:font-name-complex="굴림" style:font-size-complex="10pt"/>
    </style:style>
    <style:style style:name="P53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6ff0f9" officeooo:paragraph-rsid="006ff0f9" style:letter-kerning="false" style:font-name-asian="굴림" style:font-name-complex="굴림" style:font-size-complex="10pt"/>
    </style:style>
    <style:style style:name="P54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ff0f9" officeooo:paragraph-rsid="007bed2b" style:letter-kerning="false" style:font-name-asian="굴림" style:font-name-complex="굴림" style:font-size-complex="10pt"/>
    </style:style>
    <style:style style:name="P55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6ff0f9" officeooo:paragraph-rsid="00b31a4b" style:letter-kerning="false" style:font-name-asian="굴림" style:font-name-complex="굴림" style:font-size-complex="10pt"/>
    </style:style>
    <style:style style:name="P56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7438f0" officeooo:paragraph-rsid="007438f0" style:letter-kerning="false" style:font-name-asian="굴림" style:font-name-complex="굴림" style:font-size-complex="10pt"/>
    </style:style>
    <style:style style:name="P57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7438f0" officeooo:paragraph-rsid="007bed2b" style:letter-kerning="false" style:font-name-asian="굴림" style:font-name-complex="굴림" style:font-size-complex="10pt"/>
    </style:style>
    <style:style style:name="P58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7438f0" officeooo:paragraph-rsid="007dbdcb" style:letter-kerning="false" style:font-name-asian="굴림" style:font-name-complex="굴림" style:font-size-complex="10pt"/>
    </style:style>
    <style:style style:name="P5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7438f0" officeooo:paragraph-rsid="00b31a4b" style:letter-kerning="false" style:font-name-asian="굴림" style:font-name-complex="굴림" style:font-size-complex="10pt"/>
    </style:style>
    <style:style style:name="P60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7438f0" officeooo:paragraph-rsid="007bed2b" style:letter-kerning="false" style:font-name-asian="굴림" style:font-name-complex="굴림" style:font-size-complex="10pt"/>
    </style:style>
    <style:style style:name="P6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86278c" officeooo:paragraph-rsid="0086278c" style:letter-kerning="false" style:font-name-asian="굴림" style:font-name-complex="굴림" style:font-size-complex="10pt"/>
    </style:style>
    <style:style style:name="P62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86278c" officeooo:paragraph-rsid="00877459" style:letter-kerning="false" style:font-name-asian="굴림" style:font-name-complex="굴림" style:font-size-complex="10pt"/>
    </style:style>
    <style:style style:name="P63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86278c" officeooo:paragraph-rsid="0088630d" style:letter-kerning="false" style:font-name-asian="굴림" style:font-name-complex="굴림" style:font-size-complex="10pt"/>
    </style:style>
    <style:style style:name="P64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color="#000000" style:font-name="함초롬바탕" officeooo:rsid="0086278c" officeooo:paragraph-rsid="00bee357" style:letter-kerning="false" style:font-name-asian="굴림" style:font-name-complex="굴림" style:font-size-complex="10pt"/>
    </style:style>
    <style:style style:name="P65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2c393" officeooo:paragraph-rsid="0092c393" style:letter-kerning="false" style:font-name-asian="굴림" style:font-name-complex="굴림" style:font-size-complex="10pt"/>
    </style:style>
    <style:style style:name="P66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3f18b" officeooo:paragraph-rsid="0093f18b" style:letter-kerning="false" style:font-name-asian="굴림" style:font-name-complex="굴림" style:font-size-complex="10pt"/>
    </style:style>
    <style:style style:name="P67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91264" officeooo:paragraph-rsid="00994118" style:letter-kerning="false" style:font-name-asian="굴림" style:font-name-complex="굴림" style:font-size-complex="10pt"/>
    </style:style>
    <style:style style:name="P68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c6653" officeooo:paragraph-rsid="009c6653" style:letter-kerning="false" style:font-name-asian="굴림" style:font-name-complex="굴림" style:font-size-complex="10pt"/>
    </style:style>
    <style:style style:name="P69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9f42a3" officeooo:paragraph-rsid="009f42a3" style:letter-kerning="false" style:font-name-asian="굴림" style:font-name-complex="굴림" style:font-size-complex="10pt"/>
    </style:style>
    <style:style style:name="P70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04bdd" officeooo:paragraph-rsid="00a04bdd" style:letter-kerning="false" style:font-name-asian="굴림" style:font-name-complex="굴림" style:font-size-complex="10pt"/>
    </style:style>
    <style:style style:name="P71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2d9a0" officeooo:paragraph-rsid="00a2d9a0" style:letter-kerning="false" style:font-name-asian="굴림" style:font-name-complex="굴림" style:font-size-complex="10pt"/>
    </style:style>
    <style:style style:name="P72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2d9a0" officeooo:paragraph-rsid="00a53afe" style:letter-kerning="false" style:font-name-asian="굴림" style:font-name-complex="굴림" style:font-size-complex="10pt"/>
    </style:style>
    <style:style style:name="P73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9b3a0" officeooo:paragraph-rsid="00a9b3a0" style:letter-kerning="false" style:font-name-asian="굴림" style:font-name-complex="굴림" style:font-size-complex="10pt"/>
    </style:style>
    <style:style style:name="P74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aca33" officeooo:paragraph-rsid="00aaca33" style:letter-kerning="false" style:font-name-asian="굴림" style:font-name-complex="굴림" style:font-size-complex="10pt"/>
    </style:style>
    <style:style style:name="P75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c450d" officeooo:paragraph-rsid="00ac450d" style:letter-kerning="false" style:font-name-asian="굴림" style:font-name-complex="굴림" style:font-size-complex="10pt"/>
    </style:style>
    <style:style style:name="P76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cc149" officeooo:paragraph-rsid="00acc149" style:letter-kerning="false" style:font-name-asian="굴림" style:font-name-complex="굴림" style:font-size-complex="10pt"/>
    </style:style>
    <style:style style:name="P77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accbf8" officeooo:paragraph-rsid="00accbf8" style:letter-kerning="false" style:font-name-asian="굴림" style:font-name-complex="굴림" style:font-size-complex="10pt"/>
    </style:style>
    <style:style style:name="P78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46b80" officeooo:paragraph-rsid="00b46b80" style:letter-kerning="false" style:font-name-asian="굴림" style:font-name-complex="굴림" style:font-size-complex="10pt"/>
    </style:style>
    <style:style style:name="P79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6130e" officeooo:paragraph-rsid="00b6130e" style:letter-kerning="false" style:font-name-asian="굴림" style:font-name-complex="굴림" style:font-size-complex="10pt"/>
    </style:style>
    <style:style style:name="P80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702bf" officeooo:paragraph-rsid="00b702bf" style:letter-kerning="false" style:font-name-asian="굴림" style:font-name-complex="굴림" style:font-size-complex="10pt"/>
    </style:style>
    <style:style style:name="P81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702bf" officeooo:paragraph-rsid="00b72ea2" style:letter-kerning="false" style:font-name-asian="굴림" style:font-name-complex="굴림" style:font-size-complex="10pt"/>
    </style:style>
    <style:style style:name="P82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7af7f" officeooo:paragraph-rsid="00b7af7f" style:letter-kerning="false" style:font-name-asian="굴림" style:font-name-complex="굴림" style:font-size-complex="10pt"/>
    </style:style>
    <style:style style:name="P83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8b9eb" officeooo:paragraph-rsid="00b8b9eb" style:letter-kerning="false" style:font-name-asian="굴림" style:font-name-complex="굴림" style:font-size-complex="10pt"/>
    </style:style>
    <style:style style:name="P84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a459a" officeooo:paragraph-rsid="00ba459a" style:letter-kerning="false" style:font-name-asian="굴림" style:font-name-complex="굴림" style:font-size-complex="10pt"/>
    </style:style>
    <style:style style:name="P85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b1744" officeooo:paragraph-rsid="00bb1744" style:letter-kerning="false" style:font-name-asian="굴림" style:font-name-complex="굴림" style:font-size-complex="10pt"/>
    </style:style>
    <style:style style:name="P86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d02bc" officeooo:paragraph-rsid="00bd02bc" style:letter-kerning="false" style:font-name-asian="굴림" style:font-name-complex="굴림" style:font-size-complex="10pt"/>
    </style:style>
    <style:style style:name="P87" style:family="paragraph" style:parent-style-name="표준">
      <style:paragraph-properties fo:margin-top="0cm" fo:margin-bottom="0cm" loext:contextual-spacing="false" fo:line-height="100%" fo:text-align="start" style:justify-single-word="false" style:line-break="strict"/>
      <style:text-properties fo:color="#000000" style:font-name="함초롬바탕" officeooo:rsid="00bdca83" officeooo:paragraph-rsid="00bdca83" style:letter-kerning="false" style:font-name-asian="굴림" style:font-name-complex="굴림" style:font-size-complex="10pt"/>
    </style:style>
    <style:style style:name="P88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</style:style>
    <style:style style:name="P8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paragraph-rsid="0055c1de"/>
    </style:style>
    <style:style style:name="P90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paragraph-rsid="005bfe2a"/>
    </style:style>
    <style:style style:name="P9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paragraph-rsid="006d6916"/>
    </style:style>
    <style:style style:name="P92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paragraph-rsid="007a8807"/>
    </style:style>
    <style:style style:name="P93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paragraph-rsid="007bed2b"/>
    </style:style>
    <style:style style:name="P94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fo:font-weight="bold" officeooo:rsid="0088630d" officeooo:paragraph-rsid="0088630d" style:font-weight-asian="bold" style:font-weight-complex="bold"/>
    </style:style>
    <style:style style:name="P95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6132c2" officeooo:paragraph-rsid="0061c13b"/>
    </style:style>
    <style:style style:name="P96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6132c2" officeooo:paragraph-rsid="007a8807"/>
    </style:style>
    <style:style style:name="P97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63b6a1" officeooo:paragraph-rsid="0063b6a1"/>
    </style:style>
    <style:style style:name="P98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63b6a1" officeooo:paragraph-rsid="007a8807"/>
    </style:style>
    <style:style style:name="P9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6ecd30" officeooo:paragraph-rsid="006ecd30"/>
    </style:style>
    <style:style style:name="P100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6ecd30" officeooo:paragraph-rsid="007bed2b"/>
    </style:style>
    <style:style style:name="P101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739b49" officeooo:paragraph-rsid="00739b49"/>
    </style:style>
    <style:style style:name="P102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739b49" officeooo:paragraph-rsid="007bed2b"/>
    </style:style>
    <style:style style:name="P103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83b5cc" officeooo:paragraph-rsid="0083b5cc"/>
    </style:style>
    <style:style style:name="P104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  <style:text-properties officeooo:rsid="00b1497a" officeooo:paragraph-rsid="00b1497a"/>
    </style:style>
    <style:style style:name="P105" style:family="paragraph" style:parent-style-name="표준">
      <style:text-properties officeooo:paragraph-rsid="003be438"/>
    </style:style>
    <style:style style:name="P106" style:family="paragraph" style:parent-style-name="표준">
      <style:text-properties officeooo:paragraph-rsid="003e8365"/>
    </style:style>
    <style:style style:name="P107" style:family="paragraph" style:parent-style-name="표준">
      <style:text-properties officeooo:paragraph-rsid="00411011"/>
    </style:style>
    <style:style style:name="P108" style:family="paragraph" style:parent-style-name="표준">
      <style:text-properties officeooo:paragraph-rsid="00415f8b"/>
    </style:style>
    <style:style style:name="P109" style:family="paragraph" style:parent-style-name="표준">
      <style:text-properties officeooo:paragraph-rsid="00426b32"/>
    </style:style>
    <style:style style:name="P110" style:family="paragraph" style:parent-style-name="표준">
      <style:text-properties officeooo:paragraph-rsid="0044b739"/>
    </style:style>
    <style:style style:name="P111" style:family="paragraph" style:parent-style-name="표준">
      <style:text-properties officeooo:paragraph-rsid="004c679d"/>
    </style:style>
    <style:style style:name="P112" style:family="paragraph" style:parent-style-name="표준">
      <style:text-properties officeooo:paragraph-rsid="00526a70"/>
    </style:style>
    <style:style style:name="P113" style:family="paragraph" style:parent-style-name="표준">
      <style:text-properties officeooo:paragraph-rsid="0078921f"/>
    </style:style>
    <style:style style:name="P114" style:family="paragraph" style:parent-style-name="표준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paragraph-rsid="003be438"/>
    </style:style>
    <style:style style:name="P115" style:family="paragraph" style:parent-style-name="표준">
      <style:paragraph-properties fo:line-height="100%" style:border-line-width-bottom="0.012cm 0.012cm 0.012cm" fo:padding="0.074cm" fo:border-left="none" fo:border-right="none" fo:border-top="none" fo:border-bottom="0.99pt double #000000" style:join-border="false"/>
    </style:style>
    <style:style style:name="T1" style:family="text">
      <style:text-properties fo:color="#000000" fo:font-weight="bold" style:letter-kerning="false" style:font-weight-asian="bold" style:font-name-complex="굴림" style:font-size-complex="10pt" style:font-weight-complex="bold"/>
    </style:style>
    <style:style style:name="T2" style:family="text">
      <style:text-properties fo:color="#000000" fo:font-weight="bold" officeooo:rsid="0055c1de" style:letter-kerning="false" style:font-weight-asian="bold" style:font-name-complex="굴림" style:font-size-complex="10pt" style:font-weight-complex="bold"/>
    </style:style>
    <style:style style:name="T3" style:family="text">
      <style:text-properties fo:color="#000000" fo:font-size="10pt" fo:font-weight="bold" style:letter-kerning="false" style:font-size-asian="10pt" style:font-weight-asian="bold" style:font-name-complex="굴림" style:font-size-complex="10pt"/>
    </style:style>
    <style:style style:name="T4" style:family="text">
      <style:text-properties fo:color="#000000" fo:font-weight="normal" officeooo:rsid="005bfe2a" style:letter-kerning="false" style:font-weight-asian="normal" style:font-name-complex="굴림" style:font-size-complex="10pt" style:font-weight-complex="normal"/>
    </style:style>
    <style:style style:name="T5" style:family="text">
      <style:text-properties fo:font-size="15pt" fo:font-weight="bold" officeooo:rsid="003be438" style:font-size-asian="15pt" style:font-weight-asian="bold" style:font-size-complex="15pt"/>
    </style:style>
    <style:style style:name="T6" style:family="text">
      <style:text-properties fo:font-size="15pt" fo:font-weight="bold" officeooo:rsid="00411011" style:font-size-asian="15pt" style:font-weight-asian="bold" style:font-size-complex="15pt"/>
    </style:style>
    <style:style style:name="T7" style:family="text">
      <style:text-properties fo:font-size="15pt" fo:font-weight="bold" officeooo:rsid="00415f8b" style:font-size-asian="15pt" style:font-weight-asian="bold" style:font-size-complex="15pt"/>
    </style:style>
    <style:style style:name="T8" style:family="text">
      <style:text-properties fo:font-size="15pt" fo:font-weight="bold" officeooo:rsid="00411011" style:font-size-asian="15pt" style:font-weight-asian="bold" style:font-size-complex="15pt" style:font-weight-complex="normal"/>
    </style:style>
    <style:style style:name="T9" style:family="text">
      <style:text-properties fo:font-size="15pt" fo:font-weight="bold" officeooo:rsid="003be438" style:font-size-asian="15pt" style:font-weight-asian="bold" style:font-size-complex="15pt" style:font-weight-complex="normal"/>
    </style:style>
    <style:style style:name="T10" style:family="text">
      <style:text-properties fo:font-size="15pt" fo:font-weight="bold" officeooo:rsid="00526a70" style:font-size-asian="15pt" style:font-weight-asian="bold" style:font-size-complex="15pt" style:font-weight-complex="normal"/>
    </style:style>
    <style:style style:name="T11" style:family="text">
      <style:text-properties fo:font-size="15pt" fo:font-weight="bold" officeooo:rsid="00782905" style:font-size-asian="15pt" style:font-weight-asian="bold" style:font-size-complex="15pt" style:font-weight-complex="normal"/>
    </style:style>
    <style:style style:name="T12" style:family="text">
      <style:text-properties fo:font-size="15pt" fo:font-weight="bold" officeooo:rsid="0078921f" style:font-size-asian="15pt" style:font-weight-asian="bold" style:font-size-complex="15pt" style:font-weight-complex="normal"/>
    </style:style>
    <style:style style:name="T13" style:family="text">
      <style:text-properties fo:font-size="15pt" fo:font-weight="normal" officeooo:rsid="00411011" style:font-size-asian="15pt" style:font-weight-asian="normal" style:font-size-complex="15pt" style:font-weight-complex="normal"/>
    </style:style>
    <style:style style:name="T14" style:family="text">
      <style:text-properties fo:font-size="12pt" fo:font-weight="normal" officeooo:rsid="00415f8b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41101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44b739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45c67c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c679d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d766b" style:font-size-asian="12pt" style:font-weight-asian="normal" style:font-size-complex="12pt" style:font-weight-complex="normal"/>
    </style:style>
    <style:style style:name="T20" style:family="text">
      <style:text-properties fo:font-size="10pt" fo:font-weight="bold" style:font-size-asian="10pt" style:font-weight-asian="bold" style:font-size-complex="10pt"/>
    </style:style>
    <style:style style:name="T21" style:family="text">
      <style:text-properties fo:font-size="10pt" fo:font-weight="bold" officeooo:rsid="003be438" style:font-size-asian="10pt" style:font-weight-asian="bold" style:font-size-complex="10pt"/>
    </style:style>
    <style:style style:name="T22" style:family="text">
      <style:text-properties officeooo:rsid="0052f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 table:style-name="표1.1">
          <table:table-cell table:style-name="표1.A1" office:value-type="string">
            <table:table table:name="표2" table:style-name="표2">
              <table:table-column table:style-name="표2.A"/>
              <table:table-row table:style-name="표2.1">
                <table:table-cell table:style-name="표2.A1" office:value-type="string">
                  <text:p text:style-name="P1"/>
                </table:table-cell>
              </table:table-row>
              <table:table-row table:style-name="표2.2">
                <table:table-cell table:style-name="표2.A2" office:value-type="string">
                  <text:p text:style-name="P16"><text:span text:style-name="T22">R</text:span>CKFISH 기능 테스트</text:p>
                </table:table-cell>
              </table:table-row>
              <table:table-row table:style-name="표2.3">
                <table:table-cell table:style-name="표2.A1" office:value-type="string">
                  <text:p text:style-name="P3"/>
                  <text:p text:style-name="P3"/>
                  <text:p text:style-name="P3"/>
                  <text:p text:style-name="P3"/>
                  <text:p text:style-name="P3"/>
                </table:table-cell>
              </table:table-row>
            </table:table>
            <text:p text:style-name="P2"/>
          </table:table-cell>
        </table:table-row>
      </table:table>
      <text:p text:style-name="P115"><text:span text:style-name="기본_20_단락_20_글꼴"><text:span text:style-name="T5"/></text:span></text:p>
      <text:p text:style-name="표준"><text:span text:style-name="기본_20_단락_20_글꼴"><text:span text:style-name="T3">□</text:span></text:span><text:span text:style-name="기본_20_단락_20_글꼴"><text:span text:style-name="T20"> </text:span></text:span><text:span text:style-name="기본_20_단락_20_글꼴"><text:span text:style-name="T21">목차</text:span></text:span></text:p>
      <text:p text:style-name="P105"><text:span text:style-name="기본_20_단락_20_글꼴"><text:span text:style-name="T21">가. SW 기본 정보</text:span></text:span></text:p>
      <text:p text:style-name="P105"><text:span text:style-name="기본_20_단락_20_글꼴"><text:span text:style-name="T21"><text:tab/>◽ SW명</text:span></text:span></text:p>
      <text:p text:style-name="P105"><text:span text:style-name="기본_20_단락_20_글꼴"><text:span text:style-name="T21"><text:tab/>◽ SW 개요</text:span></text:span></text:p>
      <text:p text:style-name="P105"><text:span text:style-name="기본_20_단락_20_글꼴"><text:span text:style-name="T21"><text:tab/>◽ Test 환경정보</text:span></text:span></text:p>
      <text:p text:style-name="P105"><text:span text:style-name="기본_20_단락_20_글꼴"><text:span text:style-name="T21">나. SW 기능리스트</text:span></text:span></text:p>
      <text:p text:style-name="P114"><text:span text:style-name="기본_20_단락_20_글꼴"><text:span text:style-name="T21">다. 기능 시험 항목</text:span></text:span></text:p>
      <text:p text:style-name="P106"><text:span text:style-name="기본_20_단락_20_글꼴"><text:span text:style-name="T5"/></text:span></text:p>
      <text:p text:style-name="P106"><text:span text:style-name="기본_20_단락_20_글꼴"><text:span text:style-name="T5">가. SW 기본 정보</text:span></text:span></text:p>
      <text:p text:style-name="P107"><text:span text:style-name="기본_20_단락_20_글꼴"><text:span text:style-name="T6"/></text:span></text:p>
      <text:p text:style-name="P107"><text:span text:style-name="기본_20_단락_20_글꼴"><text:span text:style-name="T6">□ SW명</text:span></text:span></text:p>
      <text:p text:style-name="P107"><text:span text:style-name="기본_20_단락_20_글꼴"><text:span text:style-name="T8"><text:s text:c="6"/></text:span></text:span><text:span text:style-name="기본_20_단락_20_글꼴"><text:span text:style-name="T15">ㅇ ROCKFISH (Easy Simple Mobile Middleware)</text:span></text:span></text:p>
      <text:p text:style-name="P107"><text:span text:style-name="기본_20_단락_20_글꼴"><text:span text:style-name="T6"/></text:span></text:p>
      <text:p text:style-name="P108"><text:span text:style-name="기본_20_단락_20_글꼴"><text:span text:style-name="T7">□ SW 개요</text:span></text:span></text:p>
      <text:p text:style-name="P108"><text:span text:style-name="기본_20_단락_20_글꼴"><text:span text:style-name="T7"><text:s text:c="6"/>ㅇ</text:span></text:span><text:span text:style-name="기본_20_단락_20_글꼴"><text:span text:style-name="T14"> Rockfish 프로그램은 <text:s/>모바일 단말과 서버 간의 <text:s/>http/https 통신 처리 시 </text:span></text:span></text:p>
      <text:p text:style-name="P109"><text:span text:style-name="기본_20_단락_20_글꼴"><text:span text:style-name="T14"><text:s text:c="7"/>Request , Response 에 대한 로깅 및 암호화 인증 처리를 <text:s text:c="3"/>Service 하는 </text:span></text:span></text:p>
      <text:p text:style-name="P109"><text:span text:style-name="기본_20_단락_20_글꼴"><text:span text:style-name="T14"><text:s text:c="7"/>미들웨어로 100% 오픈소스 기술로 구현 되었으며 <text:s text:c="3"/>모바일 프로그램 개발 시 </text:span></text:span></text:p>
      <text:p text:style-name="P109"><text:span text:style-name="기본_20_단락_20_글꼴"><text:span text:style-name="T14"><text:s text:c="7"/>Client 에서 <text:s text:c="2"/>Server 까지의 <text:s text:c="2"/>Full Stack <text:s/>개발 Template을 제공 합니다.</text:span></text:span></text:p>
      <text:p text:style-name="P109"><text:span text:style-name="기본_20_단락_20_글꼴"><text:span text:style-name="T14"/></text:span></text:p>
      <text:p text:style-name="P110"><text:span text:style-name="기본_20_단락_20_글꼴"><text:span text:style-name="T16"><text:s text:c="7"/>ㅇ 주요 모듈</text:span></text:span></text:p>
      <text:p text:style-name="P110"><text:span text:style-name="기본_20_단락_20_글꼴"><text:span text:style-name="T16"><text:tab/><text:tab/>- rockfish_client (Android , Web)</text:span></text:span></text:p>
      <text:p text:style-name="P110"><text:span text:style-name="기본_20_단락_20_글꼴"><text:span text:style-name="T16"><text:tab/><text:tab/>- rockfish_console (nodejs version)</text:span></text:span></text:p>
      <text:p text:style-name="P110"><text:span text:style-name="기본_20_단락_20_글꼴"><text:span text:style-name="T16"><text:tab/><text:tab/>- rockfish_server (nodejs version)</text:span></text:span></text:p>
      <text:p text:style-name="P110"><text:span text:style-name="기본_20_단락_20_글꼴"><text:span text:style-name="T16"><text:tab/><text:tab/>- rockfish_service (Spring version)<text:tab/><text:tab/></text:span></text:span></text:p>
      <text:p text:style-name="P110"><text:span text:style-name="기본_20_단락_20_글꼴"><text:span text:style-name="T16"><text:s text:c="7"/>ㅇ SW 유형</text:span></text:span></text:p>
      <text:p text:style-name="P110"><text:span text:style-name="기본_20_단락_20_글꼴"><text:span text:style-name="T16"><text:tab/><text:tab/>- </text:span></text:span><text:span text:style-name="기본_20_단락_20_글꼴"><text:span text:style-name="T17">Middleware S/W <text:s/>, </text:span></text:span><text:span text:style-name="기본_20_단락_20_글꼴"><text:span text:style-name="T16">Mobile Full Stack Develope Template S/W</text:span></text:span></text:p>
      <text:p text:style-name="P110"><text:span text:style-name="기본_20_단락_20_글꼴"><text:span text:style-name="T16"/></text:span></text:p>
      <text:p text:style-name="P110"><text:span text:style-name="기본_20_단락_20_글꼴"><text:span text:style-name="T16"/></text:span></text:p>
      <text:p text:style-name="P110"><text:soft-page-break/><text:span text:style-name="기본_20_단락_20_글꼴"><text:span text:style-name="T16"/></text:span></text:p>
      <text:p text:style-name="P111"><text:span text:style-name="기본_20_단락_20_글꼴"><text:span text:style-name="T18">□ Test 환경 정보</text:span></text:span></text:p>
      <text:p text:style-name="P111"><text:span text:style-name="기본_20_단락_20_글꼴"><text:span text:style-name="T18"><text:tab/>ㅇ Client</text:span></text:span></text:p>
      <text:p text:style-name="P111"><text:span text:style-name="기본_20_단락_20_글꼴"><text:span text:style-name="T18"><text:tab/>- Web version - <text:s/>Browser (IE 9이상,FireFox,Chrome) - OS 상관 없음</text:span></text:span></text:p>
      <text:p text:style-name="P111"><text:span text:style-name="기본_20_단락_20_글꼴"><text:span text:style-name="T18"><text:tab/>- Android Version - Google Play Store 등록된 Rockfish Client App</text:span></text:span></text:p>
      <text:p text:style-name="P111"><text:span text:style-name="기본_20_단락_20_글꼴"><text:span text:style-name="T18"><text:tab/> <text:s/>https://play.google.com/store/apps/details?id=kh.devsunset.rockfish</text:span></text:span></text:p>
      <text:p text:style-name="P111"><text:span text:style-name="기본_20_단락_20_글꼴"><text:span text:style-name="T18"><text:tab/></text:span></text:span></text:p>
      <text:p text:style-name="P111"><text:span text:style-name="기본_20_단락_20_글꼴"><text:span text:style-name="T18"><text:tab/>ㅇ Console</text:span></text:span></text:p>
      <text:p text:style-name="P111"><text:span text:style-name="기본_20_단락_20_글꼴"><text:span text:style-name="T18"><text:tab/>- Windows 계열 OS</text:span></text:span></text:p>
      <text:p text:style-name="P111"><text:span text:style-name="기본_20_단락_20_글꼴"><text:span text:style-name="T18"><text:tab/>- node.js v4.4.3</text:span></text:span></text:p>
      <text:p text:style-name="P111"><text:span text:style-name="기본_20_단락_20_글꼴"><text:span text:style-name="T18"><text:tab/>- MongoDB v3.2</text:span></text:span></text:p>
      <text:p text:style-name="P111"><text:span text:style-name="기본_20_단락_20_글꼴"><text:span text:style-name="T18"><text:tab/><text:tab/></text:span></text:span></text:p>
      <text:p text:style-name="P111"><text:span text:style-name="기본_20_단락_20_글꼴"><text:span text:style-name="T18"><text:tab/>ㅇ Server</text:span></text:span></text:p>
      <text:p text:style-name="P111"><text:span text:style-name="기본_20_단락_20_글꼴"><text:span text:style-name="T18"><text:tab/>- Windows 계열 OS</text:span></text:span></text:p>
      <text:p text:style-name="P111"><text:span text:style-name="기본_20_단락_20_글꼴"><text:span text:style-name="T18"><text:tab/>- node.js v4.4.3</text:span></text:span></text:p>
      <text:p text:style-name="P111"><text:span text:style-name="기본_20_단락_20_글꼴"><text:span text:style-name="T18"><text:tab/>- MongoDB v3.2</text:span></text:span></text:p>
      <text:p text:style-name="P111"><text:span text:style-name="기본_20_단락_20_글꼴"><text:span text:style-name="T18"><text:tab/>- Redis v3.2</text:span></text:span></text:p>
      <text:p text:style-name="P111"><text:span text:style-name="기본_20_단락_20_글꼴"><text:span text:style-name="T18"><text:tab/></text:span></text:span></text:p>
      <text:p text:style-name="P111"><text:span text:style-name="기본_20_단락_20_글꼴"><text:span text:style-name="T18"><text:tab/>ㅇ Service</text:span></text:span></text:p>
      <text:p text:style-name="P111"><text:span text:style-name="기본_20_단락_20_글꼴"><text:span text:style-name="T18"><text:tab/>- Windows 계열 OS</text:span></text:span></text:p>
      <text:p text:style-name="P111"><text:span text:style-name="기본_20_단락_20_글꼴"><text:span text:style-name="T18"><text:tab/>- apache_tomcat-7.0.57</text:span></text:span></text:p>
      <text:p text:style-name="P111"><text:span text:style-name="기본_20_단락_20_글꼴"><text:span text:style-name="T18"><text:tab/>- jdk1.7.0_71</text:span></text:span></text:p>
      <text:p text:style-name="P111"><text:span text:style-name="기본_20_단락_20_글꼴"><text:span text:style-name="T18"><text:tab/>- Spring 3.2.4</text:span></text:span></text:p>
      <text:p text:style-name="P111"><text:span text:style-name="기본_20_단락_20_글꼴"><text:span text:style-name="T18"><text:tab/>- MariaDB 10.1</text:span></text:span></text:p>
      <text:p text:style-name="P111"><text:span text:style-name="기본_20_단락_20_글꼴"><text:span text:style-name="T18"><text:tab/></text:span></text:span></text:p>
      <text:p text:style-name="P111"><text:span text:style-name="기본_20_단락_20_글꼴"><text:span text:style-name="T18"><text:tab/>ㅇ Setting</text:span></text:span></text:p>
      <text:p text:style-name="P111"><text:span text:style-name="기본_20_단락_20_글꼴"><text:span text:style-name="T18"><text:tab/>- Windows 계열 OS</text:span></text:span></text:p>
      <text:p text:style-name="P111"><text:span text:style-name="기본_20_단락_20_글꼴"><text:span text:style-name="T18"><text:tab/>- nginx-1.10.1</text:span></text:span></text:p>
      <text:p text:style-name="P111"><text:span text:style-name="기본_20_단락_20_글꼴"><text:span text:style-name="T18"><text:tab/>- OpenSSL-Win64</text:span></text:span></text:p>
      <text:p text:style-name="P111"><text:span text:style-name="기본_20_단락_20_글꼴"><text:span text:style-name="T18"/></text:span></text:p>
      <text:p text:style-name="P111"><text:span text:style-name="기본_20_단락_20_글꼴"><text:span text:style-name="T18"><text:s text:c="2"/>참고: <text:s/></text:span></text:span><text:span text:style-name="기본_20_단락_20_글꼴"><text:span text:style-name="T19">OS 종속적이지 않으며 MongoDB, Redis, MariaDB, Java, Node.js 구동되는 </text:span></text:span></text:p>
      <text:p text:style-name="P111"><text:span text:style-name="기본_20_단락_20_글꼴"><text:span text:style-name="T19"><text:s text:c="12"/>환경이면 어디 서나 <text:s/>실행 가능 함 </text:span></text:span></text:p>
      <text:p text:style-name="P111"><text:soft-page-break/><text:span text:style-name="기본_20_단락_20_글꼴"><text:span text:style-name="T18"/></text:span></text:p>
      <text:p text:style-name="P112"><text:span text:style-name="기본_20_단락_20_글꼴"><text:span text:style-name="T9">나. </text:span></text:span><text:span text:style-name="기본_20_단락_20_글꼴"><text:span text:style-name="T10">SW 기능리스트</text:span></text:span></text:p>
      <table:table table:name="표4" table:style-name="표4">
        <table:table-column table:style-name="표4.A"/>
        <table:table-column table:style-name="표4.B"/>
        <table:table-column table:style-name="표4.C"/>
        <table:table-row table:style-name="표4.1">
          <table:table-cell table:style-name="표4.A1" office:value-type="string">
            <text:p text:style-name="P89"><text:span text:style-name="기본_20_단락_20_글꼴"><text:span text:style-name="T2">대 분 류 </text:span></text:span></text:p>
          </table:table-cell>
          <table:table-cell table:style-name="표4.A1" office:value-type="string">
            <text:p text:style-name="P88"><text:span text:style-name="기본_20_단락_20_글꼴"><text:span text:style-name="T1">중 분 류</text:span></text:span></text:p>
          </table:table-cell>
          <table:table-cell table:style-name="표4.A1" office:value-type="string">
            <text:p text:style-name="P88"><text:span text:style-name="기본_20_단락_20_글꼴"><text:span text:style-name="T1">소 분 류</text:span></text:span></text:p>
          </table:table-cell>
        </table:table-row>
        <table:table-row table:style-name="표4.1">
          <table:table-cell table:style-name="표4.A8" table:number-rows-spanned="7" office:value-type="string">
            <text:p text:style-name="P90"><text:span text:style-name="기본_20_단락_20_글꼴"><text:span text:style-name="T4">Rockfish Client</text:span></text:span></text:p>
            <text:p text:style-name="P90"><text:span text:style-name="기본_20_단락_20_글꼴"><text:span text:style-name="T4"><text:s/>(Web Version)</text:span></text:span></text:p>
          </table:table-cell>
          <table:table-cell table:style-name="표4.B8" table:number-rows-spanned="7" office:value-type="string">
            <text:p text:style-name="P19">HTTP Request</text:p>
          </table:table-cell>
          <table:table-cell table:style-name="표4.C2" office:value-type="string">
            <text:p text:style-name="P24">Log In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24">Log Out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28"><text:s text:c="13"/>Log In 유무 체크<text:tab/><text:tab/>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4"><text:tab/>C/R/U/D Action<text:tab/><text:tab/>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4"><text:s text:c="3"/>Multipart File Upload <text:tab/>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4"><text:tab/>File Download<text:tab/><text:tab/>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28">암호화 처리</text:p>
          </table:table-cell>
        </table:table-row>
        <table:table-row table:style-name="표4.1">
          <table:table-cell table:style-name="표4.A15" table:number-rows-spanned="7" office:value-type="string">
            <text:p text:style-name="P95">Rockfish Client </text:p>
            <text:p text:style-name="P95">(Android Version)</text:p>
          </table:table-cell>
          <table:table-cell table:style-name="표4.B15" table:number-rows-spanned="7" office:value-type="string">
            <text:p text:style-name="P20">HTTP Request</text:p>
          </table:table-cell>
          <table:table-cell table:style-name="표4.C10" office:value-type="string">
            <text:p text:style-name="P24">Log In</text:p>
          </table:table-cell>
        </table:table-row>
        <table:table-row table:style-name="표4.1">
          <table:covered-table-cell/>
          <table:covered-table-cell/>
          <table:table-cell table:style-name="표4.C10" office:value-type="string">
            <text:p text:style-name="P24">Log Out</text:p>
          </table:table-cell>
        </table:table-row>
        <table:table-row table:style-name="표4.1">
          <table:covered-table-cell/>
          <table:covered-table-cell/>
          <table:table-cell table:style-name="표4.C17" office:value-type="string">
            <text:p text:style-name="P28"><text:s text:c="13"/>Log In 유무 체크<text:tab/><text:tab/></text:p>
          </table:table-cell>
        </table:table-row>
        <table:table-row table:style-name="표4.1">
          <table:covered-table-cell/>
          <table:covered-table-cell/>
          <table:table-cell table:style-name="표4.C17" office:value-type="string">
            <text:p text:style-name="P4"><text:tab/>C/R/U/D Action<text:tab/><text:tab/></text:p>
          </table:table-cell>
        </table:table-row>
        <table:table-row table:style-name="표4.1">
          <table:covered-table-cell/>
          <table:covered-table-cell/>
          <table:table-cell table:style-name="표4.C17" office:value-type="string">
            <text:p text:style-name="P4"><text:s text:c="3"/>Multipart File Upload <text:tab/></text:p>
          </table:table-cell>
        </table:table-row>
        <table:table-row table:style-name="표4.1">
          <table:covered-table-cell/>
          <table:covered-table-cell/>
          <table:table-cell table:style-name="표4.C17" office:value-type="string">
            <text:p text:style-name="P4"><text:tab/>File Download<text:tab/><text:tab/></text:p>
          </table:table-cell>
        </table:table-row>
        <table:table-row table:style-name="표4.1">
          <table:covered-table-cell/>
          <table:covered-table-cell/>
          <table:table-cell table:style-name="표4.C17" office:value-type="string">
            <text:p text:style-name="P28">암호화 처리</text:p>
          </table:table-cell>
        </table:table-row>
        <table:table-row table:style-name="표4.1">
          <table:table-cell table:style-name="표4.A31" table:number-rows-spanned="16" office:value-type="string">
            <text:p text:style-name="P97">Rockfish Console</text:p>
            <text:p text:style-name="P97"><text:s/>(node.js Version)</text:p>
          </table:table-cell>
          <table:table-cell table:style-name="표4.B17" office:value-type="string">
            <text:p text:style-name="P30">Main</text:p>
          </table:table-cell>
          <table:table-cell table:style-name="표4.C17" office:value-type="string">
            <text:p text:style-name="P30">로그인</text:p>
          </table:table-cell>
        </table:table-row>
        <table:table-row table:style-name="표4.1">
          <table:covered-table-cell/>
          <table:table-cell table:style-name="표4.B17" office:value-type="string">
            <text:p text:style-name="P30">DashBoard</text:p>
          </table:table-cell>
          <table:table-cell table:style-name="표4.C17" office:value-type="string">
            <text:p text:style-name="P30">Service 호출 현황 조회</text:p>
          </table:table-cell>
        </table:table-row>
        <table:table-row table:style-name="표4.1">
          <table:covered-table-cell/>
          <table:table-cell table:style-name="표4.B26" office:value-type="string">
            <text:p text:style-name="P30">Monitoring</text:p>
          </table:table-cell>
          <table:table-cell table:style-name="표4.C28" office:value-type="string">
            <text:p text:style-name="P30">Service 호출 현황 세부 조회</text:p>
          </table:table-cell>
        </table:table-row>
        <table:table-row table:style-name="표4.1">
          <table:covered-table-cell/>
          <table:table-cell table:style-name="표4.B20" table:number-rows-spanned="2" office:value-type="string">
            <text:p text:style-name="P30"><text:s text:c="18"/>Log<text:tab/><text:tab/></text:p>
          </table:table-cell>
          <table:table-cell table:style-name="표4.C28" office:value-type="string">
            <text:p text:style-name="P35">Service 호출 로그 조회</text:p>
          </table:table-cell>
        </table:table-row>
        <table:table-row table:style-name="표4.1">
          <table:covered-table-cell/>
          <table:covered-table-cell/>
          <table:table-cell table:style-name="표4.C28" office:value-type="string">
            <text:p text:style-name="P35">Service 호출 로그 상세 조회</text:p>
          </table:table-cell>
        </table:table-row>
        <table:table-row table:style-name="표4.1">
          <table:covered-table-cell/>
          <table:table-cell table:style-name="표4.B25" table:number-rows-spanned="5" office:value-type="string">
            <text:p text:style-name="P38">Service</text:p>
          </table:table-cell>
          <table:table-cell table:style-name="표4.C28" office:value-type="string">
            <text:p text:style-name="P38">Service 리스트 조회</text:p>
          </table:table-cell>
        </table:table-row>
        <table:table-row table:style-name="표4.1">
          <table:covered-table-cell/>
          <table:covered-table-cell/>
          <table:table-cell table:style-name="표4.C28" office:value-type="string">
            <text:p text:style-name="P38">Service 삭제 </text:p>
          </table:table-cell>
        </table:table-row>
        <table:table-row table:style-name="표4.1">
          <table:covered-table-cell/>
          <table:covered-table-cell/>
          <table:table-cell table:style-name="표4.C28" office:value-type="string">
            <text:p text:style-name="P38">Service 상세 조회 </text:p>
          </table:table-cell>
        </table:table-row>
        <table:table-row table:style-name="표4.1">
          <table:covered-table-cell/>
          <table:covered-table-cell/>
          <table:table-cell table:style-name="표4.C28" office:value-type="string">
            <text:p text:style-name="P38">Service 등록</text:p>
          </table:table-cell>
        </table:table-row>
        <table:table-row table:style-name="표4.1">
          <table:covered-table-cell/>
          <table:covered-table-cell/>
          <table:table-cell table:style-name="표4.C28" office:value-type="string">
            <text:p text:style-name="P38">Service 수정</text:p>
          </table:table-cell>
        </table:table-row>
        <table:table-row table:style-name="표4.1">
          <table:covered-table-cell/>
          <table:table-cell table:style-name="표4.B26" office:value-type="string">
            <text:p text:style-name="P38">Setting<text:tab/></text:p>
          </table:table-cell>
          <table:table-cell table:style-name="표4.C28" office:value-type="string">
            <text:p text:style-name="P38">Rockfish Sever Setting Giude</text:p>
          </table:table-cell>
        </table:table-row>
        <table:table-row table:style-name="표4.1">
          <table:covered-table-cell/>
          <table:table-cell table:style-name="표4.B31" table:number-rows-spanned="5" office:value-type="string">
            <text:p text:style-name="P38">Admin</text:p>
          </table:table-cell>
          <table:table-cell table:style-name="표4.C28" office:value-type="string">
            <text:p text:style-name="P39">Admin 리스트 조회</text:p>
          </table:table-cell>
        </table:table-row>
        <table:table-row table:style-name="표4.1">
          <table:covered-table-cell/>
          <table:covered-table-cell/>
          <table:table-cell table:style-name="표4.C28" office:value-type="string">
            <text:p text:style-name="P39">Admin 삭제 </text:p>
          </table:table-cell>
        </table:table-row>
        <table:table-row table:style-name="표4.1">
          <table:covered-table-cell/>
          <table:covered-table-cell/>
          <table:table-cell table:style-name="표4.C30" office:value-type="string">
            <text:p text:style-name="P40">Admin 상세 조회 </text:p>
          </table:table-cell>
        </table:table-row>
        <table:table-row table:style-name="표4.1">
          <table:covered-table-cell/>
          <table:covered-table-cell/>
          <table:table-cell table:style-name="표4.C30" office:value-type="string">
            <text:p text:style-name="P40">Admin 등록</text:p>
          </table:table-cell>
        </table:table-row>
        <table:table-row table:style-name="표4.1">
          <table:covered-table-cell/>
          <table:covered-table-cell/>
          <table:table-cell table:style-name="표4.C31" office:value-type="string">
            <text:p text:style-name="P40">Admin 수정</text:p>
          </table:table-cell>
        </table:table-row>
      </table:table>
      <text:p text:style-name="P13"><text:soft-page-break/></text:p>
      <table:table table:name="표3" table:style-name="표3">
        <table:table-column table:style-name="표3.A"/>
        <table:table-column table:style-name="표3.B"/>
        <table:table-column table:style-name="표3.C"/>
        <table:table-row table:style-name="표3.1">
          <table:table-cell table:style-name="표3.A1" office:value-type="string">
            <text:p text:style-name="P91"><text:span text:style-name="기본_20_단락_20_글꼴"><text:span text:style-name="T2">대 분 류 </text:span></text:span></text:p>
          </table:table-cell>
          <table:table-cell table:style-name="표3.A1" office:value-type="string">
            <text:p text:style-name="P91"><text:span text:style-name="기본_20_단락_20_글꼴"><text:span text:style-name="T1">중 분 류</text:span></text:span></text:p>
          </table:table-cell>
          <table:table-cell table:style-name="표3.A1" office:value-type="string">
            <text:p text:style-name="P91"><text:span text:style-name="기본_20_단락_20_글꼴"><text:span text:style-name="T1">소 분 류</text:span></text:span></text:p>
          </table:table-cell>
        </table:table-row>
        <table:table-row table:style-name="표3.1">
          <table:table-cell table:style-name="표3.A11" table:number-rows-spanned="10" office:value-type="string">
            <text:p text:style-name="P99">Rockfish Server </text:p>
            <text:p text:style-name="P99">(node.js Version)</text:p>
          </table:table-cell>
          <table:table-cell table:style-name="표3.B2" office:value-type="string">
            <text:p text:style-name="P44">HTTP Service</text:p>
          </table:table-cell>
          <table:table-cell table:style-name="표3.C2" office:value-type="string">
            <text:p text:style-name="P25"/>
          </table:table-cell>
        </table:table-row>
        <table:table-row table:style-name="표3.1">
          <table:covered-table-cell/>
          <table:table-cell table:style-name="표3.B16" office:value-type="string">
            <text:p text:style-name="P44">HTTPS Service</text:p>
          </table:table-cell>
          <table:table-cell table:style-name="표3.C16" office:value-type="string">
            <text:p text:style-name="P25"/>
          </table:table-cell>
        </table:table-row>
        <table:table-row table:style-name="표3.1">
          <table:covered-table-cell/>
          <table:table-cell table:style-name="표3.B7" table:number-rows-spanned="4" office:value-type="string">
            <text:p text:style-name="P44">Service 처리</text:p>
          </table:table-cell>
          <table:table-cell table:style-name="표3.C16" office:value-type="string">
            <text:p text:style-name="P44">General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44">Multipart</text:p>
            <text:p text:style-name="P44">(업로드 파일 Type 및 Size 체크)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44">Download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44">복호화 처리</text:p>
          </table:table-cell>
        </table:table-row>
        <table:table-row table:style-name="표3.1">
          <table:covered-table-cell/>
          <table:table-cell table:style-name="표3.B9" table:number-rows-spanned="2" office:value-type="string">
            <text:p text:style-name="P44">MongoDB 연동</text:p>
            <text:p text:style-name="P44">(로그기록/Service 조회)</text:p>
          </table:table-cell>
          <table:table-cell table:style-name="표3.C16" office:value-type="string">
            <text:p text:style-name="P49">로그 기록 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49">Service 조회</text:p>
          </table:table-cell>
        </table:table-row>
        <table:table-row table:style-name="표3.1">
          <table:covered-table-cell/>
          <table:table-cell table:style-name="표3.B11" table:number-rows-spanned="2" office:value-type="string">
            <text:p text:style-name="P49">Redis 연동 </text:p>
            <text:p text:style-name="P49">(Session 정보 체크 및 Session Expired Time 갱신)</text:p>
          </table:table-cell>
          <table:table-cell table:style-name="표3.C16" office:value-type="string">
            <text:p text:style-name="P53">Session 정보 체크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53">Session 정보 Expired Time 갱신</text:p>
          </table:table-cell>
        </table:table-row>
        <table:table-row table:style-name="표3.1">
          <table:table-cell table:style-name="표3.A17" table:number-rows-spanned="6" office:value-type="string">
            <text:p text:style-name="P101">Rockfish Service </text:p>
            <text:p text:style-name="P101">(Spring Version)</text:p>
          </table:table-cell>
          <table:table-cell table:style-name="표3.B14" table:number-rows-spanned="3" office:value-type="string">
            <text:p text:style-name="P56">Service</text:p>
          </table:table-cell>
          <table:table-cell table:style-name="표3.C16" office:value-type="string">
            <text:p text:style-name="P56">General (C/R/U/D)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56">Multipart</text:p>
          </table:table-cell>
        </table:table-row>
        <table:table-row table:style-name="표3.1">
          <table:covered-table-cell/>
          <table:covered-table-cell/>
          <table:table-cell table:style-name="표3.C16" office:value-type="string">
            <text:p text:style-name="P56">Download</text:p>
          </table:table-cell>
        </table:table-row>
        <table:table-row table:style-name="표3.1">
          <table:covered-table-cell/>
          <table:table-cell table:style-name="표3.B16" office:value-type="string">
            <text:p text:style-name="P56">Session 생성 및 체크</text:p>
          </table:table-cell>
          <table:table-cell table:style-name="표3.C16" office:value-type="string">
            <text:p text:style-name="P25"/>
          </table:table-cell>
        </table:table-row>
        <table:table-row table:style-name="표3.1">
          <table:covered-table-cell/>
          <table:table-cell table:style-name="표3.B16" office:value-type="string">
            <text:p text:style-name="P56">Database 연동</text:p>
          </table:table-cell>
          <table:table-cell table:style-name="표3.C16" office:value-type="string">
            <text:p text:style-name="P25"/>
          </table:table-cell>
        </table:table-row>
        <table:table-row table:style-name="표3.1">
          <table:covered-table-cell/>
          <table:table-cell table:style-name="표3.B17" office:value-type="string">
            <text:p text:style-name="P56">Cluster 기능</text:p>
          </table:table-cell>
          <table:table-cell table:style-name="표3.C17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13"><text:span text:style-name="기본_20_단락_20_글꼴"><text:span text:style-name="T11">다</text:span></text:span><text:span text:style-name="기본_20_단락_20_글꼴"><text:span text:style-name="T9">. </text:span></text:span><text:span text:style-name="기본_20_단락_20_글꼴"><text:span text:style-name="T12">기능 시험 항목</text:span></text:span></text:p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column table:style-name="표5.E"/>
        <table:table-row table:style-name="표5.1">
          <table:table-cell table:style-name="표5.A1" office:value-type="string">
            <text:p text:style-name="P92"><text:span text:style-name="기본_20_단락_20_글꼴"><text:span text:style-name="T2">대 분 류 </text:span></text:span></text:p>
          </table:table-cell>
          <table:table-cell table:style-name="표5.A1" office:value-type="string">
            <text:p text:style-name="P92"><text:span text:style-name="기본_20_단락_20_글꼴"><text:span text:style-name="T1">중 분 류</text:span></text:span></text:p>
          </table:table-cell>
          <table:table-cell table:style-name="표5.C1" office:value-type="string">
            <text:p text:style-name="P92"><text:span text:style-name="기본_20_단락_20_글꼴"><text:span text:style-name="T1">소 분 류</text:span></text:span></text:p>
          </table:table-cell>
          <table:table-cell table:style-name="표5.C1" office:value-type="string">
            <text:p text:style-name="P94">시 험 항 목 </text:p>
          </table:table-cell>
          <table:table-cell table:style-name="표5.A1" office:value-type="string">
            <text:p text:style-name="P103">Pass</text:p>
            <text:p text:style-name="P103">/Fail</text:p>
          </table:table-cell>
        </table:table-row>
        <table:table-row table:style-name="표5.1">
          <table:table-cell table:style-name="표5.A8" table:number-rows-spanned="7" office:value-type="string">
            <text:p text:style-name="P92"><text:span text:style-name="기본_20_단락_20_글꼴"><text:span text:style-name="T4">Rockfish Client</text:span></text:span></text:p>
            <text:p text:style-name="P92"><text:span text:style-name="기본_20_단락_20_글꼴"><text:span text:style-name="T4"><text:s/>(Web Version)</text:span></text:span></text:p>
          </table:table-cell>
          <table:table-cell table:style-name="표5.B2" table:number-rows-spanned="7" office:value-type="string">
            <text:p text:style-name="P22">HTTP Request</text:p>
          </table:table-cell>
          <table:table-cell table:style-name="표5.C2" office:value-type="string">
            <text:p text:style-name="P26">Log In</text:p>
          </table:table-cell>
          <table:table-cell table:style-name="표5.D2" office:value-type="string">
            <text:p text:style-name="P65">로그인 버튼 클릭하여 로그인 실행 후 생성 된 ROCFISH_SESSION_KEY 값 리턴</text:p>
          </table:table-cell>
          <table:table-cell table:style-name="표5.E2" office:value-type="string">
            <text:p text:style-name="P61">Pass</text:p>
          </table:table-cell>
        </table:table-row>
        <table:table-row table:style-name="표5.1">
          <table:covered-table-cell/>
          <table:covered-table-cell/>
          <table:table-cell table:style-name="표5.C3" office:value-type="string">
            <text:p text:style-name="P26">Log Out</text:p>
          </table:table-cell>
          <table:table-cell table:style-name="표5.D3" office:value-type="string">
            <text:p text:style-name="P66">로그 아웃 실행</text:p>
          </table:table-cell>
          <table:table-cell table:style-name="표5.E3" office:value-type="string">
            <text:p text:style-name="P62">Pass</text:p>
          </table:table-cell>
        </table:table-row>
        <table:table-row table:style-name="표5.1">
          <table:covered-table-cell/>
          <table:covered-table-cell/>
          <table:table-cell table:style-name="표5.C4" office:value-type="string">
            <text:p text:style-name="P29">Log In 유무 체크<text:tab/><text:tab/></text:p>
          </table:table-cell>
          <table:table-cell table:style-name="표5.D4" office:value-type="string">
            <text:p text:style-name="P67">로그인 실행 하기 전에 일반 C/R/U/D Multipart Upload/Download 실행시 </text:p>
            <text:p text:style-name="P67">로그인 여부 체크</text:p>
          </table:table-cell>
          <table:table-cell table:style-name="표5.E4" office:value-type="string">
            <text:p text:style-name="P62">Pass</text:p>
          </table:table-cell>
        </table:table-row>
        <table:table-row table:style-name="표5.1">
          <table:covered-table-cell/>
          <table:covered-table-cell/>
          <table:table-cell table:style-name="표5.C5" office:value-type="string">
            <text:p text:style-name="P5">C/R/U/D Action<text:tab/><text:tab/></text:p>
          </table:table-cell>
          <table:table-cell table:style-name="표5.D5" office:value-type="string">
            <text:p text:style-name="P8">C/R/U/D 서비스 Action 호출 실행 후 json 타입 결과 리턴 Alert 창 <text:s/>출력</text:p>
            <text:p text:style-name="P8"/>
            <text:p text:style-name="P8">C/R/U/D <text:s/>순서로 테스트 INSERT/SELECT/UPDATE/DELETE</text:p>
          </table:table-cell>
          <table:table-cell table:style-name="표5.E5" office:value-type="string">
            <text:p text:style-name="P62">Pass</text:p>
          </table:table-cell>
        </table:table-row>
        <table:table-row table:style-name="표5.1">
          <table:covered-table-cell/>
          <table:covered-table-cell/>
          <table:table-cell table:style-name="표5.C6" office:value-type="string">
            <text:p text:style-name="P7">Multipart File</text:p>
            <text:p text:style-name="P7">Upload <text:tab/></text:p>
          </table:table-cell>
          <table:table-cell table:style-name="표5.D6" office:value-type="string">
            <text:p text:style-name="P11">첨부 파일 업로드 Action 호출 실행 후 <text:s/>json </text:p>
            <text:p text:style-name="P11">타입 결과 리턴 Alert 창 <text:s/>출력</text:p>
          </table:table-cell>
          <table:table-cell table:style-name="표5.E6" office:value-type="string">
            <text:p text:style-name="P62">Pass</text:p>
          </table:table-cell>
        </table:table-row>
        <table:table-row table:style-name="표5.1">
          <table:covered-table-cell/>
          <table:covered-table-cell/>
          <table:table-cell table:style-name="표5.C7" office:value-type="string">
            <text:p text:style-name="P5">File Download<text:tab/><text:tab/></text:p>
          </table:table-cell>
          <table:table-cell table:style-name="표5.D7" office:value-type="string">
            <text:p text:style-name="P12">파일 다운로드 실행 후 첨부 파일 다운로드 </text:p>
            <text:p text:style-name="P12">Android는 기본 Download 폴더에 저장</text:p>
          </table:table-cell>
          <table:table-cell table:style-name="표5.E7" office:value-type="string">
            <text:p text:style-name="P62">Pass</text:p>
          </table:table-cell>
        </table:table-row>
        <table:table-row table:style-name="표5.1">
          <table:covered-table-cell/>
          <table:covered-table-cell/>
          <table:table-cell table:style-name="표5.C8" office:value-type="string">
            <text:p text:style-name="P29">암호화 처리</text:p>
          </table:table-cell>
          <table:table-cell table:style-name="표5.D8" office:value-type="string">
            <text:p text:style-name="P68">지정한 특정 parameter 암호화 처리 전송 </text:p>
          </table:table-cell>
          <table:table-cell table:style-name="표5.E8" office:value-type="string">
            <text:p text:style-name="P62">Pass</text:p>
          </table:table-cell>
        </table:table-row>
        <table:table-row table:style-name="표5.1">
          <table:table-cell table:style-name="표5.A15" table:number-rows-spanned="7" office:value-type="string">
            <text:p text:style-name="P96">Rockfish Client </text:p>
            <text:p text:style-name="P96">(Android Version)</text:p>
          </table:table-cell>
          <table:table-cell table:style-name="표5.B9" table:number-rows-spanned="7" office:value-type="string">
            <text:p text:style-name="P22">HTTP Request</text:p>
          </table:table-cell>
          <table:table-cell table:style-name="표5.C9" office:value-type="string">
            <text:p text:style-name="P26">Log In</text:p>
          </table:table-cell>
          <table:table-cell table:style-name="표5.D9" office:value-type="string">
            <text:p text:style-name="P65">로그인 버튼 클릭하여 로그인 실행 후 생성 된 ROCFISH_SESSION_KEY 값 리턴</text:p>
          </table:table-cell>
          <table:table-cell table:style-name="표5.E9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10" office:value-type="string">
            <text:p text:style-name="P26">Log Out</text:p>
          </table:table-cell>
          <table:table-cell table:style-name="표5.D10" office:value-type="string">
            <text:p text:style-name="P66">로그 아웃 실행</text:p>
          </table:table-cell>
          <table:table-cell table:style-name="표5.E10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11" office:value-type="string">
            <text:p text:style-name="P29">Log In 유무 체크<text:tab/><text:tab/></text:p>
          </table:table-cell>
          <table:table-cell table:style-name="표5.D11" office:value-type="string">
            <text:p text:style-name="P67">로그인 실행 하기 전에 일반 C/R/U/D Multipart Upload/Download 실행 시 </text:p>
            <text:p text:style-name="P67">로그인 여부 체크</text:p>
          </table:table-cell>
          <table:table-cell table:style-name="표5.E11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12" office:value-type="string">
            <text:p text:style-name="P5">C/R/U/D Action<text:tab/><text:tab/></text:p>
          </table:table-cell>
          <table:table-cell table:style-name="표5.D12" office:value-type="string">
            <text:p text:style-name="P9">C/R/U/D 서비스 Action 호출 실행 후 json </text:p>
            <text:p text:style-name="P9">타입 결과 리턴 Alert 창 <text:s/>출력</text:p>
            <text:p text:style-name="P9"/>
            <text:p text:style-name="P8">C/R/U/D <text:s/>순서로 테스트 INSERT/SELECT/UPDATE/DELETE</text:p>
          </table:table-cell>
          <table:table-cell table:style-name="표5.E12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13" office:value-type="string">
            <text:p text:style-name="P6">Multipart </text:p>
            <text:p text:style-name="P6">File Upload <text:tab/></text:p>
          </table:table-cell>
          <table:table-cell table:style-name="표5.D13" office:value-type="string">
            <text:p text:style-name="P10">첨부 파일 업로드 Action 호출 실행 후 <text:s/>json 타입 결과 리턴 Alert 창 <text:s/>출력</text:p>
          </table:table-cell>
          <table:table-cell table:style-name="표5.E13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14" office:value-type="string">
            <text:p text:style-name="P5">File Download<text:tab/><text:tab/></text:p>
          </table:table-cell>
          <table:table-cell table:style-name="표5.D14" office:value-type="string">
            <text:p text:style-name="P12">파일 다운로드 실행 후 첨부 파일 다운로드 </text:p>
            <text:p text:style-name="P12">Android는 기본 Download 폴더에 저장</text:p>
          </table:table-cell>
          <table:table-cell table:style-name="표5.E14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15" office:value-type="string">
            <text:p text:style-name="P29">암호화 처리</text:p>
          </table:table-cell>
          <table:table-cell table:style-name="표5.D15" office:value-type="string">
            <text:p text:style-name="P68">지정한 특정 parameter 암호화 처리 전송 </text:p>
          </table:table-cell>
          <table:table-cell table:style-name="표5.E15" office:value-type="string">
            <text:p text:style-name="P63">Pass</text:p>
          </table:table-cell>
        </table:table-row>
        <table:table-row table:style-name="표5.1">
          <table:table-cell table:style-name="표5.A31" table:number-rows-spanned="16" office:value-type="string">
            <text:p text:style-name="P98">Rockfish Console</text:p>
            <text:p text:style-name="P98"><text:s/>(node.js Version)</text:p>
          </table:table-cell>
          <table:table-cell table:style-name="표5.B16" office:value-type="string">
            <text:p text:style-name="P31">Main</text:p>
          </table:table-cell>
          <table:table-cell table:style-name="표5.C16" office:value-type="string">
            <text:p text:style-name="P33">로그인</text:p>
          </table:table-cell>
          <table:table-cell table:style-name="표5.D16" office:value-type="string">
            <text:p text:style-name="P69">관리 콘솔 로그인 </text:p>
          </table:table-cell>
          <table:table-cell table:style-name="표5.E16" office:value-type="string">
            <text:p text:style-name="P63">Pass</text:p>
          </table:table-cell>
        </table:table-row>
        <table:table-row table:style-name="표5.1">
          <table:covered-table-cell/>
          <table:table-cell table:style-name="표5.B17" office:value-type="string">
            <text:p text:style-name="P32">Dash</text:p>
            <text:p text:style-name="P32">Board</text:p>
          </table:table-cell>
          <table:table-cell table:style-name="표5.C17" office:value-type="string">
            <text:p text:style-name="P33">Service 호출 현황 조회</text:p>
          </table:table-cell>
          <table:table-cell table:style-name="표5.D17" office:value-type="string">
            <text:p text:style-name="P70">Service 호출 현황 조회</text:p>
            <text:p text:style-name="P70"/>
            <text:p text:style-name="P70">최근 1주일 많이 호출된 App Top 5 조회</text:p>
            <text:p text:style-name="P70"/>
            <text:p text:style-name="P70">최근 1주일 호출된 Service List 조회</text:p>
            <text:p text:style-name="P70"/>
            <text:p text:style-name="P70">최근 1주일 호출된 Service 전송 결과 </text:p>
            <text:p text:style-name="P70">성공/실패 조회</text:p>
            <text:p text:style-name="P70"/>
            <text:p text:style-name="P70">최근 1주일 호출된 Service 히스토리 조회</text:p>
          </table:table-cell>
          <table:table-cell table:style-name="표5.E17" office:value-type="string">
            <text:p text:style-name="P63">Pass</text:p>
          </table:table-cell>
        </table:table-row>
        <table:table-row table:style-name="표5.1">
          <table:covered-table-cell/>
          <table:table-cell table:style-name="표5.B18" office:value-type="string">
            <text:p text:style-name="P31">Monitoring</text:p>
          </table:table-cell>
          <table:table-cell table:style-name="표5.C18" office:value-type="string">
            <text:p text:style-name="P34">Service 호출 현황 </text:p>
            <text:p text:style-name="P34">세부 조회</text:p>
          </table:table-cell>
          <table:table-cell table:style-name="표5.D18" office:value-type="string">
            <text:p text:style-name="P71">날짜 검색 조건에 따른 데이타 조회 제공</text:p>
            <text:p text:style-name="P71"/>
            <text:p text:style-name="P71">Service 호출 Client OS 현황 조회</text:p>
            <text:p text:style-name="P71"/>
            <text:p text:style-name="P71">Service 호출 Client OS Version 현황 조회 </text:p>
            <text:p text:style-name="P71"/>
            <text:p text:style-name="P71"><text:soft-page-break/></text:p>
            <text:p text:style-name="P71">Service 호출 Send Type (General/Multipart/Download) 현황 조회 </text:p>
            <text:p text:style-name="P71"/>
            <text:p text:style-name="P71">Service 호출 Encrypt Type 현황 조회 조회</text:p>
            <text:p text:style-name="P71"/>
            <text:p text:style-name="P72">Service 호출 Https Response Code </text:p>
            <text:p text:style-name="P72">현황 조회</text:p>
            <text:p text:style-name="P72"/>
            <text:p text:style-name="P71">Service 호출 Service Protocol 현황 조회</text:p>
          </table:table-cell>
          <table:table-cell table:style-name="표5.E18" office:value-type="string">
            <text:p text:style-name="P63">Pass</text:p>
          </table:table-cell>
        </table:table-row>
        <table:table-row table:style-name="표5.1">
          <table:covered-table-cell/>
          <table:table-cell table:style-name="표5.B19" table:number-rows-spanned="2" office:value-type="string">
            <text:p text:style-name="P31"><text:s text:c="7"/>Log<text:tab/><text:tab/></text:p>
          </table:table-cell>
          <table:table-cell table:style-name="표5.C19" office:value-type="string">
            <text:p text:style-name="P37">Service 호출</text:p>
            <text:p text:style-name="P37">로그 조회</text:p>
          </table:table-cell>
          <table:table-cell table:style-name="표5.D19" office:value-type="string">
            <text:p text:style-name="P73">검색 조건에 의한 Service 호출 List 조회 </text:p>
            <text:p text:style-name="P73">대용량 데이타 조회에 따른 페이징 처리 제공</text:p>
          </table:table-cell>
          <table:table-cell table:style-name="표5.E19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0" office:value-type="string">
            <text:p text:style-name="P36">Service 호출 로그 </text:p>
            <text:p text:style-name="P36">상세 조회</text:p>
          </table:table-cell>
          <table:table-cell table:style-name="표5.D20" office:value-type="string">
            <text:p text:style-name="P74">Service 호출건에 대한 세부 내역 상세 조회 </text:p>
          </table:table-cell>
          <table:table-cell table:style-name="표5.E20" office:value-type="string">
            <text:p text:style-name="P63">Pass</text:p>
          </table:table-cell>
        </table:table-row>
        <table:table-row table:style-name="표5.1">
          <table:covered-table-cell/>
          <table:table-cell table:style-name="표5.B21" table:number-rows-spanned="5" office:value-type="string">
            <text:p text:style-name="P41">Service</text:p>
          </table:table-cell>
          <table:table-cell table:style-name="표5.C21" office:value-type="string">
            <text:p text:style-name="P43">Service 리스트 </text:p>
            <text:p text:style-name="P43">조회</text:p>
          </table:table-cell>
          <table:table-cell table:style-name="표5.D21" office:value-type="string">
            <text:p text:style-name="P75">등록 Service List 조회</text:p>
          </table:table-cell>
          <table:table-cell table:style-name="표5.E21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2" office:value-type="string">
            <text:p text:style-name="P42">Service 삭제 </text:p>
          </table:table-cell>
          <table:table-cell table:style-name="표5.D22" office:value-type="string">
            <text:p text:style-name="P75">List 에서 선택한 Service에 대해 삭제 기능</text:p>
          </table:table-cell>
          <table:table-cell table:style-name="표5.E22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3" office:value-type="string">
            <text:p text:style-name="P42">Service 상세 조회 </text:p>
          </table:table-cell>
          <table:table-cell table:style-name="표5.D23" office:value-type="string">
            <text:p text:style-name="P76">List 에서 선택한 Service 상세 정보 조회</text:p>
          </table:table-cell>
          <table:table-cell table:style-name="표5.E23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4" office:value-type="string">
            <text:p text:style-name="P42">Service 등록</text:p>
          </table:table-cell>
          <table:table-cell table:style-name="표5.D24" office:value-type="string">
            <text:p text:style-name="P76">신규 Service 등록 기능</text:p>
          </table:table-cell>
          <table:table-cell table:style-name="표5.E24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5" office:value-type="string">
            <text:p text:style-name="P42">Service 수정</text:p>
          </table:table-cell>
          <table:table-cell table:style-name="표5.D25" office:value-type="string">
            <text:p text:style-name="P76">List 에서 선택한 Service 상세 정보 수정</text:p>
          </table:table-cell>
          <table:table-cell table:style-name="표5.E25" office:value-type="string">
            <text:p text:style-name="P63">Pass</text:p>
          </table:table-cell>
        </table:table-row>
        <table:table-row table:style-name="표5.1">
          <table:covered-table-cell/>
          <table:table-cell table:style-name="표5.B26" office:value-type="string">
            <text:p text:style-name="P41">Setting<text:tab/></text:p>
          </table:table-cell>
          <table:table-cell table:style-name="표5.C26" office:value-type="string">
            <text:p text:style-name="P42">Rockfish Sever Setting Giude</text:p>
          </table:table-cell>
          <table:table-cell table:style-name="표5.D26" office:value-type="string">
            <text:p text:style-name="P76">Rockfish Server config 설정 </text:p>
            <text:p text:style-name="P76">내용 가이드 제공</text:p>
          </table:table-cell>
          <table:table-cell table:style-name="표5.E26" office:value-type="string">
            <text:p text:style-name="P63">Pass</text:p>
          </table:table-cell>
        </table:table-row>
        <table:table-row table:style-name="표5.1">
          <table:covered-table-cell/>
          <table:table-cell table:style-name="표5.B27" table:number-rows-spanned="5" office:value-type="string">
            <text:p text:style-name="P41">Admin</text:p>
          </table:table-cell>
          <table:table-cell table:style-name="표5.C27" office:value-type="string">
            <text:p text:style-name="P42">Admin 리스트 조회</text:p>
          </table:table-cell>
          <table:table-cell table:style-name="표5.D27" office:value-type="string">
            <text:p text:style-name="P77">등록 Admin List 조회</text:p>
          </table:table-cell>
          <table:table-cell table:style-name="표5.E27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8" office:value-type="string">
            <text:p text:style-name="P42">Admin 삭제 </text:p>
          </table:table-cell>
          <table:table-cell table:style-name="표5.D28" office:value-type="string">
            <text:p text:style-name="P77">List 에서 선택한 Admin 대해 삭제 기능</text:p>
          </table:table-cell>
          <table:table-cell table:style-name="표5.E28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29" office:value-type="string">
            <text:p text:style-name="P42">Admin 상세 조회 </text:p>
          </table:table-cell>
          <table:table-cell table:style-name="표5.D29" office:value-type="string">
            <text:p text:style-name="P77">List 에서 선택한 Admin 상세 정보 조회</text:p>
          </table:table-cell>
          <table:table-cell table:style-name="표5.E29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30" office:value-type="string">
            <text:p text:style-name="P42">Admin 등록</text:p>
          </table:table-cell>
          <table:table-cell table:style-name="표5.D30" office:value-type="string">
            <text:p text:style-name="P77">신규 Admin 등록 기능</text:p>
          </table:table-cell>
          <table:table-cell table:style-name="표5.E30" office:value-type="string">
            <text:p text:style-name="P63">Pass</text:p>
          </table:table-cell>
        </table:table-row>
        <table:table-row table:style-name="표5.1">
          <table:covered-table-cell/>
          <table:covered-table-cell/>
          <table:table-cell table:style-name="표5.C31" office:value-type="string">
            <text:p text:style-name="P42">Admin 수정</text:p>
          </table:table-cell>
          <table:table-cell table:style-name="표5.D31" office:value-type="string">
            <text:p text:style-name="P77">List 에서 선택한 Admin 상세 정보 수정</text:p>
          </table:table-cell>
          <table:table-cell table:style-name="표5.E31" office:value-type="string">
            <text:p text:style-name="P63">Pass</text:p>
          </table:table-cell>
        </table:table-row>
      </table:table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ext:soft-page-break/>
        <table:table-row table:style-name="표6.1">
          <table:table-cell table:style-name="표6.A1" office:value-type="string">
            <text:p text:style-name="P93"><text:span text:style-name="기본_20_단락_20_글꼴"><text:span text:style-name="T2">대 분 류 </text:span></text:span></text:p>
          </table:table-cell>
          <table:table-cell table:style-name="표6.A1" office:value-type="string">
            <text:p text:style-name="P93"><text:span text:style-name="기본_20_단락_20_글꼴"><text:span text:style-name="T1">중 분 류</text:span></text:span></text:p>
          </table:table-cell>
          <table:table-cell table:style-name="표6.C1" office:value-type="string">
            <text:p text:style-name="P93"><text:span text:style-name="기본_20_단락_20_글꼴"><text:span text:style-name="T1">소 분 류</text:span></text:span></text:p>
          </table:table-cell>
          <table:table-cell table:style-name="표6.C1" office:value-type="string">
            <text:p text:style-name="P93">시 험 항 목</text:p>
          </table:table-cell>
          <table:table-cell table:style-name="표6.A1" office:value-type="string">
            <text:p text:style-name="P104">Pass</text:p>
            <text:p text:style-name="P104">/Fail</text:p>
          </table:table-cell>
        </table:table-row>
        <table:table-row table:style-name="표6.1">
          <table:table-cell table:style-name="표6.A11" table:number-rows-spanned="10" office:value-type="string">
            <text:p text:style-name="P100">Rockfish Server </text:p>
            <text:p text:style-name="P100">(node.js Version)</text:p>
          </table:table-cell>
          <table:table-cell table:style-name="표6.B2" office:value-type="string">
            <text:p text:style-name="P45">HTTP Service</text:p>
          </table:table-cell>
          <table:table-cell table:style-name="표6.C2" office:value-type="string">
            <text:p text:style-name="P27"/>
          </table:table-cell>
          <table:table-cell table:style-name="표6.D2" office:value-type="string">
            <text:p text:style-name="P78">HTTP 서비스 제공</text:p>
          </table:table-cell>
          <table:table-cell table:style-name="표6.E2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3" office:value-type="string">
            <text:p text:style-name="P45">HTTPS Service</text:p>
          </table:table-cell>
          <table:table-cell table:style-name="표6.C3" office:value-type="string">
            <text:p text:style-name="P27"/>
          </table:table-cell>
          <table:table-cell table:style-name="표6.D3" office:value-type="string">
            <text:p text:style-name="P78">HTTPS 서비스 제공</text:p>
          </table:table-cell>
          <table:table-cell table:style-name="표6.E3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4" table:number-rows-spanned="4" office:value-type="string">
            <text:p text:style-name="P47">Service </text:p>
            <text:p text:style-name="P47">처리</text:p>
          </table:table-cell>
          <table:table-cell table:style-name="표6.C4" office:value-type="string">
            <text:p text:style-name="P48">General</text:p>
          </table:table-cell>
          <table:table-cell table:style-name="표6.D4" office:value-type="string">
            <text:p text:style-name="P78">General 요청에 대한 Service 호출 처리</text:p>
          </table:table-cell>
          <table:table-cell table:style-name="표6.E4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5" office:value-type="string">
            <text:p text:style-name="P48">Multipart</text:p>
            <text:p text:style-name="P48">(업로드 파일 Type 및 Size 체크)</text:p>
          </table:table-cell>
          <table:table-cell table:style-name="표6.D5" office:value-type="string">
            <text:p text:style-name="P78">Multipart 첨부 파일 업로드 Service 호출 </text:p>
            <text:p text:style-name="P78">rocifish_config 에 설정한 업로드 파일 관련 설정 값에 따른 <text:s/>첨부파일 확장자 체크 및 첨부 </text:p>
            <text:p text:style-name="P78">용량 체크 하여 제어 처리 </text:p>
            <text:p text:style-name="P78"/>
            <text:p text:style-name="P78">- 설정값에 허용하지 않은 파일 첨부 시 오류 발생 Client Return</text:p>
            <text:p text:style-name="P78"/>
            <text:p text:style-name="P78">Client 에서는 별도 예외 처리 하지 않아 에러 발생하면 정상 수행된 것임</text:p>
            <text:p text:style-name="P78">리턴 값에 json 타입 결과로 에러 내용 전달</text:p>
          </table:table-cell>
          <table:table-cell table:style-name="표6.E5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6" office:value-type="string">
            <text:p text:style-name="P48">Download</text:p>
          </table:table-cell>
          <table:table-cell table:style-name="표6.D6" office:value-type="string">
            <text:p text:style-name="P79">파일 다운로드 Service 호출 처리</text:p>
          </table:table-cell>
          <table:table-cell table:style-name="표6.E6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7" office:value-type="string">
            <text:p text:style-name="P48">복호화 처리</text:p>
          </table:table-cell>
          <table:table-cell table:style-name="표6.D7" office:value-type="string">
            <text:p text:style-name="P79">Client 에서 암호화되어 전송된 Parameter에 대한 (첨부파일 제외)</text:p>
            <text:p text:style-name="P79">복호화 처리 후 실 Service 호출 시 복호화 된 값으로 전송 </text:p>
          </table:table-cell>
          <table:table-cell table:style-name="표6.E7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8" table:number-rows-spanned="2" office:value-type="string">
            <text:p text:style-name="P46">MongoDB </text:p>
            <text:p text:style-name="P46">연동</text:p>
            <text:p text:style-name="P46">(로그기록</text:p>
            <text:p text:style-name="P46">Service 조회)</text:p>
          </table:table-cell>
          <table:table-cell table:style-name="표6.C8" office:value-type="string">
            <text:p text:style-name="P52">로그 기록 </text:p>
          </table:table-cell>
          <table:table-cell table:style-name="표6.D8" office:value-type="string">
            <text:p text:style-name="P79">rockfish server 에서 Service 호출에 대한 </text:p>
            <text:p text:style-name="P79">로그 기록</text:p>
          </table:table-cell>
          <table:table-cell table:style-name="표6.E8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9" office:value-type="string">
            <text:p text:style-name="P52">Service 조회</text:p>
          </table:table-cell>
          <table:table-cell table:style-name="표6.D9" office:value-type="string">
            <text:p text:style-name="P80">rockfish server 에서 Service 호출에 대한 mapping Master 정보 조회</text:p>
            <text:p text:style-name="P80"/>
            <text:p text:style-name="P81">관리 콘솔에서 서비스 정보 등록/수정/삭제 시 15초 Delay Time 후 rockfish server 에 </text:p>
            <text:p text:style-name="P81">해당 내용 적용 </text:p>
          </table:table-cell>
          <table:table-cell table:style-name="표6.E9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10" table:number-rows-spanned="2" office:value-type="string">
            <text:p text:style-name="P50">Redis 연동 </text:p>
            <text:p text:style-name="P51">(Session </text:p>
            <text:p text:style-name="P51">정보 체크 및 Session Expired Time 갱신)</text:p>
          </table:table-cell>
          <table:table-cell table:style-name="표6.C10" office:value-type="string">
            <text:p text:style-name="P54">Session 정보 체크</text:p>
          </table:table-cell>
          <table:table-cell table:style-name="표6.D10" office:value-type="string">
            <text:p text:style-name="P82">service Session 체크 로직 수행 </text:p>
          </table:table-cell>
          <table:table-cell table:style-name="표6.E10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11" office:value-type="string">
            <text:p text:style-name="P55">Session 정보 Expired Time </text:p>
            <text:p text:style-name="P55">갱신</text:p>
          </table:table-cell>
          <table:table-cell table:style-name="표6.D11" office:value-type="string">
            <text:p text:style-name="P82">Session 유효하지 않은 Client 요청에 대한 </text:p>
            <text:p text:style-name="P82">실패 처리 리턴</text:p>
            <text:p text:style-name="P83">service 호출 Client Session 정보에 대해 Expired Time 갱신</text:p>
          </table:table-cell>
          <table:table-cell table:style-name="표6.E11" office:value-type="string">
            <text:p text:style-name="P64">Pass</text:p>
          </table:table-cell>
        </table:table-row>
        <table:table-row table:style-name="표6.1">
          <table:table-cell table:style-name="표6.A17" table:number-rows-spanned="6" office:value-type="string">
            <text:p text:style-name="P102">Rockfish Service </text:p>
            <text:p text:style-name="P102">(Spring Version)</text:p>
          </table:table-cell>
          <table:table-cell table:style-name="표6.B12" table:number-rows-spanned="3" office:value-type="string">
            <text:p text:style-name="P57">Service</text:p>
          </table:table-cell>
          <table:table-cell table:style-name="표6.C12" office:value-type="string">
            <text:p text:style-name="P60">General (C/R/U/D)</text:p>
          </table:table-cell>
          <table:table-cell table:style-name="표6.D12" office:value-type="string">
            <text:p text:style-name="P84">General Type Service 처리 (DB 연동)</text:p>
          </table:table-cell>
          <table:table-cell table:style-name="표6.E12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13" office:value-type="string">
            <text:p text:style-name="P60">Multipart</text:p>
          </table:table-cell>
          <table:table-cell table:style-name="표6.D13" office:value-type="string">
            <text:p text:style-name="P85">DB 연동 없이 단순히 첨부 파일 업로드 처리 </text:p>
            <text:p text:style-name="P85">기능 수행</text:p>
          </table:table-cell>
          <table:table-cell table:style-name="표6.E13" office:value-type="string">
            <text:p text:style-name="P64">Pass</text:p>
          </table:table-cell>
        </table:table-row>
        <table:table-row table:style-name="표6.1">
          <table:covered-table-cell/>
          <table:covered-table-cell/>
          <table:table-cell table:style-name="표6.C14" office:value-type="string">
            <text:p text:style-name="P60">Download</text:p>
          </table:table-cell>
          <table:table-cell table:style-name="표6.D14" office:value-type="string">
            <text:p text:style-name="P86">download.jpg 파일 다운로드 기능 수행</text:p>
          </table:table-cell>
          <table:table-cell table:style-name="표6.E14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15" office:value-type="string">
            <text:p text:style-name="P57">Session 생성 및 체크</text:p>
          </table:table-cell>
          <table:table-cell table:style-name="표6.C15" office:value-type="string">
            <text:p text:style-name="P27"/>
          </table:table-cell>
          <table:table-cell table:style-name="표6.D15" office:value-type="string">
            <text:p text:style-name="P86">Inteceptor 에서 유효하지 않은 Session Service 요청 시 차단</text:p>
          </table:table-cell>
          <table:table-cell table:style-name="표6.E15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16" office:value-type="string">
            <text:p text:style-name="P58">Database</text:p>
            <text:p text:style-name="P58"><text:s/>연동</text:p>
          </table:table-cell>
          <table:table-cell table:style-name="표6.C16" office:value-type="string">
            <text:p text:style-name="P27"/>
          </table:table-cell>
          <table:table-cell table:style-name="표6.D16" office:value-type="string">
            <text:p text:style-name="P87">MariaDB 데이타 베이스 연동 기능</text:p>
          </table:table-cell>
          <table:table-cell table:style-name="표6.E16" office:value-type="string">
            <text:p text:style-name="P64">Pass</text:p>
          </table:table-cell>
        </table:table-row>
        <table:table-row table:style-name="표6.1">
          <table:covered-table-cell/>
          <table:table-cell table:style-name="표6.B17" office:value-type="string">
            <text:p text:style-name="P59">Cluster </text:p>
            <text:p text:style-name="P59">기능</text:p>
          </table:table-cell>
          <table:table-cell table:style-name="표6.C17" office:value-type="string">
            <text:p text:style-name="P27"/>
          </table:table-cell>
          <table:table-cell table:style-name="표6.D17" office:value-type="string">
            <text:p text:style-name="P87">Was Session 이 아닌 Redis Session </text:p>
            <text:p text:style-name="P87">정보를 이용한 Session 공유 형태의 처리</text:p>
            <text:p text:style-name="P87"><text:s/>(한 서버 다운되어도 정상 처리)</text:p>
          </table:table-cell>
          <table:table-cell table:style-name="표6.E17" office:value-type="string">
            <text:p text:style-name="P64">Pass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나눔고딕" svg:font-family="나눔고딕" style:font-pitch="variable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목록_20_단락" style:display-name="목록 단락" style:family="paragraph" style:parent-style-name="표준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바탕글" style:family="paragraph" style:parent-style-name="표준">
      <style:paragraph-properties fo:margin-top="0cm" fo:margin-bottom="0cm" loext:contextual-spacing="false" fo:line-height="160%" fo:hyphenation-ladder-count="no-limit"/>
      <style:text-properties fo:color="#000000" style:font-name="함초롬바탕" fo:font-family="함초롬바탕" style:font-family-generic="roman" style:font-pitch="variable" style:letter-kerning="false" style:font-name-asian="굴림" style:font-family-asian="굴림" style:font-family-generic-asian="modern" style:font-pitch-asian="variable" style:font-name-complex="굴림" style:font-family-complex="굴림" style:font-family-generic-complex="modern" style:font-pitch-complex="variable" style:font-size-complex="10pt"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fo:font-size="9pt" style:font-size-asian="9pt" style:font-size-complex="9pt"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801cm" fo:margin-right="1.8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ksh1</meta:initial-creator>
    <meta:creation-date>2016-05-24T01:14:00Z</meta:creation-date>
    <dc:date>2016-09-10T23:46:18.644905505</dc:date>
    <meta:editing-cycles>155</meta:editing-cycles>
    <meta:editing-duration>PT1H44M20S</meta:editing-duration>
    <meta:document-statistic meta:table-count="6" meta:image-count="0" meta:object-count="0" meta:page-count="7" meta:paragraph-count="359" meta:word-count="1925" meta:character-count="5684" meta:non-whitespace-character-count="4566"/>
    <meta:template xlink:type="simple" xlink:actuate="onRequest" xlink:title="" xlink:href="./제10회%20개발자%20개발계획서_팀명(팀장명)"/>
  </office:meta>
</office:document-meta>
</file>